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eta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1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aphrased-Requirements" table:style-name="ta1">
        <table:shapes>
          <draw:frame draw:z-index="0" draw:style-name="gr1" draw:text-style-name="P1" svg:width="6.2988in" svg:height="3.5429in" svg:x="11.6555in" svg:y="0.0512in">
            <draw:object draw:notify-on-update-of-ranges="'Paraphrased-Requirements'.B2:'Paraphrased-Requirements'.B7 'Paraphrased-Requirements'.A2:'Paraphrased-Requirements'.A2 'Paraphrased-Requirements'.D2:'Paraphrased-Requirements'.D7 'Paraphrased-Requirements'.A10:'Paraphrased-Requirements'.A10 'Paraphrased-Requirements'.D10:'Paraphrased-Requirements'.D15 'Paraphrased-Requirements'.A18:'Paraphrased-Requirements'.A18 'Paraphrased-Requirements'.D18:'Paraphrased-Requirements'.D23 'Paraphrased-Requirements'.A26:'Paraphrased-Requirements'.A26 'Paraphrased-Requirements'.D26:'Paraphrased-Requirements'.D31 'Paraphrased-Requirements'.A41:'Paraphrased-Requirements'.A41 'Paraphrased-Requirements'.D34:'Paraphrased-Requirements'.D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1" table:number-columns-repeated="27" table:default-cell-style-name="ce2"/>
        <table:table-column table:style-name="co1" table:number-columns-repeated="16345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Paraphrases(n)</text:p>
          </table:table-cell>
          <table:table-cell table:style-name="ce1" office:value-type="string" calcext:value-type="string">
            <text:p>Retrieved(k)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Precision (Rounded)</text:p>
          </table:table-cell>
          <table:table-cell table:style-name="ce1" office:value-type="string" calcext:value-type="string">
            <text:p>Recall (Rounded)</text:p>
          </table:table-cell>
          <table:table-cell table:style-name="ce1" office:value-type="string" calcext:value-type="string">
            <text:p>F1 (Rounded)</text:p>
          </table:table-cell>
          <table:table-cell table:style-name="ce1" office:value-type="string" calcext:value-type="string">
            <text:p>F2 (Rounded)</text:p>
          </table:table-cell>
          <table:table-cell table:number-columns-repeated="7"/>
          <table:table-cell>
            <draw:frame draw:z-index="2" draw:style-name="gr1" draw:text-style-name="P1" svg:width="6.2988in" svg:height="3.5429in" svg:x="0.0193in" svg:y="0.087in">
              <draw:object draw:notify-on-update-of-ranges="'Paraphrased-Requirements'.B2:'Paraphrased-Requirements'.B7 'Paraphrased-Requirements'.A2:'Paraphrased-Requirements'.A2 'Paraphrased-Requirements'.F2:'Paraphrased-Requirements'.F7 'Paraphrased-Requirements'.A10:'Paraphrased-Requirements'.A10 'Paraphrased-Requirements'.F10:'Paraphrased-Requirements'.F15 'Paraphrased-Requirements'.A18:'Paraphrased-Requirements'.A18 'Paraphrased-Requirements'.F18:'Paraphrased-Requirements'.F23 'Paraphrased-Requirements'.A26:'Paraphrased-Requirements'.A26 'Paraphrased-Requirements'.F26:'Paraphrased-Requirements'.F31 'Paraphrased-Requirements'.A41:'Paraphrased-Requirements'.A41 'Paraphrased-Requirements'.F34:'Paraphrased-Requirements'.F3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0"/>
          <table:table-cell table:style-name="ce2" table:number-columns-repeated="16345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9016393442623" calcext:value-type="float">
            <text:p>0.59016393442623</text:p>
          </table:table-cell>
          <table:table-cell table:style-name="ce3" office:value-type="float" office:value="0.529411764705882" calcext:value-type="float">
            <text:p>0.529411764705882</text:p>
          </table:table-cell>
          <table:table-cell table:style-name="ce3" office:value-type="float" office:value="0.558139534883721" calcext:value-type="float">
            <text:p>0.558139534883721</text:p>
          </table:table-cell>
          <table:table-cell table:formula="of:=(1+2^2)/((2^2/[.E2])+(1/[.D2]))" office:value-type="float" office:value="0.54054054054054" calcext:value-type="float">
            <text:p>0.54054054054054</text:p>
          </table:table-cell>
          <table:table-cell table:formula="of:=ROUND([.D2];3)" office:value-type="float" office:value="0.59" calcext:value-type="float">
            <text:p>0.59</text:p>
          </table:table-cell>
          <table:table-cell table:formula="of:=ROUND([.E2];3)" office:value-type="float" office:value="0.529" calcext:value-type="float">
            <text:p>0.529</text:p>
          </table:table-cell>
          <table:table-cell table:formula="of:=ROUND([.F2];3)" office:value-type="float" office:value="0.558" calcext:value-type="float">
            <text:p>0.558</text:p>
          </table:table-cell>
          <table:table-cell table:formula="of:=ROUND([.G2];3)" office:value-type="float" office:value="0.541" calcext:value-type="float">
            <text:p>0.541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593220338983051" calcext:value-type="float">
            <text:p>0.593220338983051</text:p>
          </table:table-cell>
          <table:table-cell table:style-name="ce6" office:value-type="float" office:value="0.514705882352941" calcext:value-type="float">
            <text:p>0.514705882352941</text:p>
          </table:table-cell>
          <table:table-cell table:style-name="ce6" office:value-type="float" office:value="0.551181102362205" calcext:value-type="float">
            <text:p>0.551181102362205</text:p>
          </table:table-cell>
          <table:table-cell table:formula="of:=(1+2^2)/((2^2/[.E3])+(1/[.D3]))" office:value-type="float" office:value="0.528700906344411" calcext:value-type="float">
            <text:p>0.528700906344411</text:p>
          </table:table-cell>
          <table:table-cell table:formula="of:=ROUND([.D3];3)" office:value-type="float" office:value="0.593" calcext:value-type="float">
            <text:p>0.593</text:p>
          </table:table-cell>
          <table:table-cell table:formula="of:=ROUND([.E3];3)" office:value-type="float" office:value="0.515" calcext:value-type="float">
            <text:p>0.515</text:p>
          </table:table-cell>
          <table:table-cell table:formula="of:=ROUND([.F3];3)" office:value-type="float" office:value="0.551" calcext:value-type="float">
            <text:p>0.551</text:p>
          </table:table-cell>
          <table:table-cell table:formula="of:=ROUND([.G3];3)" office:value-type="float" office:value="0.529" calcext:value-type="float">
            <text:p>0.529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610169491525424" calcext:value-type="float">
            <text:p>0.610169491525424</text:p>
          </table:table-cell>
          <table:table-cell table:style-name="ce6" office:value-type="float" office:value="0.529411764705882" calcext:value-type="float">
            <text:p>0.529411764705882</text:p>
          </table:table-cell>
          <table:table-cell table:style-name="ce6" office:value-type="float" office:value="0.566929133858268" calcext:value-type="float">
            <text:p>0.566929133858268</text:p>
          </table:table-cell>
          <table:table-cell table:formula="of:=(1+2^2)/((2^2/[.E4])+(1/[.D4]))" office:value-type="float" office:value="0.54380664652568" calcext:value-type="float">
            <text:p>0.54380664652568</text:p>
          </table:table-cell>
          <table:table-cell table:formula="of:=ROUND([.D4];3)" office:value-type="float" office:value="0.61" calcext:value-type="float">
            <text:p>0.61</text:p>
          </table:table-cell>
          <table:table-cell table:formula="of:=ROUND([.E4];3)" office:value-type="float" office:value="0.529" calcext:value-type="float">
            <text:p>0.529</text:p>
          </table:table-cell>
          <table:table-cell table:formula="of:=ROUND([.F4];3)" office:value-type="float" office:value="0.567" calcext:value-type="float">
            <text:p>0.567</text:p>
          </table:table-cell>
          <table:table-cell table:formula="of:=ROUND([.G4];3)" office:value-type="float" office:value="0.544" calcext:value-type="float">
            <text:p>0.544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610169491525424" calcext:value-type="float">
            <text:p>0.610169491525424</text:p>
          </table:table-cell>
          <table:table-cell table:style-name="ce6" office:value-type="float" office:value="0.529411764705882" calcext:value-type="float">
            <text:p>0.529411764705882</text:p>
          </table:table-cell>
          <table:table-cell table:style-name="ce6" office:value-type="float" office:value="0.566929133858268" calcext:value-type="float">
            <text:p>0.566929133858268</text:p>
          </table:table-cell>
          <table:table-cell table:formula="of:=(1+2^2)/((2^2/[.E5])+(1/[.D5]))" office:value-type="float" office:value="0.54380664652568" calcext:value-type="float">
            <text:p>0.54380664652568</text:p>
          </table:table-cell>
          <table:table-cell table:formula="of:=ROUND([.D5];3)" office:value-type="float" office:value="0.61" calcext:value-type="float">
            <text:p>0.61</text:p>
          </table:table-cell>
          <table:table-cell table:formula="of:=ROUND([.E5];3)" office:value-type="float" office:value="0.529" calcext:value-type="float">
            <text:p>0.529</text:p>
          </table:table-cell>
          <table:table-cell table:formula="of:=ROUND([.F5];3)" office:value-type="float" office:value="0.567" calcext:value-type="float">
            <text:p>0.567</text:p>
          </table:table-cell>
          <table:table-cell table:formula="of:=ROUND([.G5];3)" office:value-type="float" office:value="0.544" calcext:value-type="float">
            <text:p>0.544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GANNT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0.583333333333333" calcext:value-type="float">
            <text:p>0.583333333333333</text:p>
          </table:table-cell>
          <table:table-cell table:style-name="ce6" office:value-type="float" office:value="0.514705882352941" calcext:value-type="float">
            <text:p>0.514705882352941</text:p>
          </table:table-cell>
          <table:table-cell table:style-name="ce6" office:value-type="float" office:value="0.546875" calcext:value-type="float">
            <text:p>0.546875</text:p>
          </table:table-cell>
          <table:table-cell table:formula="of:=(1+2^2)/((2^2/[.E6])+(1/[.D6]))" office:value-type="float" office:value="0.52710843373494" calcext:value-type="float">
            <text:p>0.52710843373494</text:p>
          </table:table-cell>
          <table:table-cell table:formula="of:=ROUND([.D6];3)" office:value-type="float" office:value="0.583" calcext:value-type="float">
            <text:p>0.583</text:p>
          </table:table-cell>
          <table:table-cell table:formula="of:=ROUND([.E6];3)" office:value-type="float" office:value="0.515" calcext:value-type="float">
            <text:p>0.515</text:p>
          </table:table-cell>
          <table:table-cell table:formula="of:=ROUND([.F6];3)" office:value-type="float" office:value="0.547" calcext:value-type="float">
            <text:p>0.547</text:p>
          </table:table-cell>
          <table:table-cell table:formula="of:=ROUND([.G6];3)" office:value-type="float" office:value="0.527" calcext:value-type="float">
            <text:p>0.527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593220338983051" calcext:value-type="float">
            <text:p>0.593220338983051</text:p>
          </table:table-cell>
          <table:table-cell table:style-name="ce6" office:value-type="float" office:value="0.514705882352941" calcext:value-type="float">
            <text:p>0.514705882352941</text:p>
          </table:table-cell>
          <table:table-cell table:style-name="ce6" office:value-type="float" office:value="0.551181102362205" calcext:value-type="float">
            <text:p>0.551181102362205</text:p>
          </table:table-cell>
          <table:table-cell table:formula="of:=(1+2^2)/((2^2/[.E7])+(1/[.D7]))" office:value-type="float" office:value="0.528700906344411" calcext:value-type="float">
            <text:p>0.528700906344411</text:p>
          </table:table-cell>
          <table:table-cell table:formula="of:=ROUND([.D7];3)" office:value-type="float" office:value="0.593" calcext:value-type="float">
            <text:p>0.593</text:p>
          </table:table-cell>
          <table:table-cell table:formula="of:=ROUND([.E7];3)" office:value-type="float" office:value="0.515" calcext:value-type="float">
            <text:p>0.515</text:p>
          </table:table-cell>
          <table:table-cell table:formula="of:=ROUND([.F7];3)" office:value-type="float" office:value="0.551" calcext:value-type="float">
            <text:p>0.551</text:p>
          </table:table-cell>
          <table:table-cell table:formula="of:=ROUND([.G7];3)" office:value-type="float" office:value="0.529" calcext:value-type="float">
            <text:p>0.529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GANN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0.542857142857143" calcext:value-type="float">
            <text:p>0.542857142857143</text:p>
          </table:table-cell>
          <table:table-cell table:style-name="ce6" office:value-type="float" office:value="0.558823529411765" calcext:value-type="float">
            <text:p>0.558823529411765</text:p>
          </table:table-cell>
          <table:table-cell table:style-name="ce6" office:value-type="float" office:value="0.550724637681159" calcext:value-type="float">
            <text:p>0.550724637681159</text:p>
          </table:table-cell>
          <table:table-cell table:formula="of:=(1+2^2)/((2^2/[.E8])+(1/[.D8]))" office:value-type="float" office:value="0.555555555555556" calcext:value-type="float">
            <text:p>0.555555555555556</text:p>
          </table:table-cell>
          <table:table-cell table:formula="of:=ROUND([.D8];3)" office:value-type="float" office:value="0.543" calcext:value-type="float">
            <text:p>0.543</text:p>
          </table:table-cell>
          <table:table-cell table:formula="of:=ROUND([.E8];3)" office:value-type="float" office:value="0.559" calcext:value-type="float">
            <text:p>0.559</text:p>
          </table:table-cell>
          <table:table-cell table:formula="of:=ROUND([.F8];3)" office:value-type="float" office:value="0.551" calcext:value-type="float">
            <text:p>0.551</text:p>
          </table:table-cell>
          <table:table-cell table:formula="of:=ROUND([.G8];3)" office:value-type="float" office:value="0.556" calcext:value-type="float">
            <text:p>0.556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6" office:value-type="float" office:value="0.544117647058824" calcext:value-type="float">
            <text:p>0.544117647058824</text:p>
          </table:table-cell>
          <table:table-cell table:formula="of:=(1+2^2)/((2^2/[.E9])+(1/[.D9]))" office:value-type="float" office:value="0.544117647058824" calcext:value-type="float">
            <text:p>0.544117647058824</text:p>
          </table:table-cell>
          <table:table-cell table:formula="of:=ROUND([.D9];3)" office:value-type="float" office:value="0.544" calcext:value-type="float">
            <text:p>0.544</text:p>
          </table:table-cell>
          <table:table-cell table:formula="of:=ROUND([.E9];3)" office:value-type="float" office:value="0.544" calcext:value-type="float">
            <text:p>0.544</text:p>
          </table:table-cell>
          <table:table-cell table:formula="of:=ROUND([.F9];3)" office:value-type="float" office:value="0.544" calcext:value-type="float">
            <text:p>0.544</text:p>
          </table:table-cell>
          <table:table-cell table:formula="of:=ROUND([.G9];3)" office:value-type="float" office:value="0.544" calcext:value-type="float">
            <text:p>0.544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74576271186441" calcext:value-type="float">
            <text:p>0.474576271186441</text:p>
          </table:table-cell>
          <table:table-cell table:style-name="ce3" office:value-type="float" office:value="0.622222222222222" calcext:value-type="float">
            <text:p>0.622222222222222</text:p>
          </table:table-cell>
          <table:table-cell table:style-name="ce3" office:value-type="float" office:value="0.538461538461538" calcext:value-type="float">
            <text:p>0.538461538461538</text:p>
          </table:table-cell>
          <table:table-cell table:formula="of:=(1+2^2)/((2^2/[.E10])+(1/[.D10]))" office:value-type="float" office:value="0.585774058577406" calcext:value-type="float">
            <text:p>0.585774058577406</text:p>
          </table:table-cell>
          <table:table-cell table:formula="of:=ROUND([.D10];3)" office:value-type="float" office:value="0.475" calcext:value-type="float">
            <text:p>0.475</text:p>
          </table:table-cell>
          <table:table-cell table:formula="of:=ROUND([.E10];3)" office:value-type="float" office:value="0.622" calcext:value-type="float">
            <text:p>0.622</text:p>
          </table:table-cell>
          <table:table-cell table:formula="of:=ROUND([.F10];3)" office:value-type="float" office:value="0.538" calcext:value-type="float">
            <text:p>0.538</text:p>
          </table:table-cell>
          <table:table-cell table:formula="of:=ROUND([.G10];3)" office:value-type="float" office:value="0.586" calcext:value-type="float">
            <text:p>0.586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474576271186441" calcext:value-type="float">
            <text:p>0.474576271186441</text:p>
          </table:table-cell>
          <table:table-cell table:style-name="ce6" office:value-type="float" office:value="0.622222222222222" calcext:value-type="float">
            <text:p>0.622222222222222</text:p>
          </table:table-cell>
          <table:table-cell table:style-name="ce6" office:value-type="float" office:value="0.538461538461538" calcext:value-type="float">
            <text:p>0.538461538461538</text:p>
          </table:table-cell>
          <table:table-cell table:formula="of:=(1+2^2)/((2^2/[.E11])+(1/[.D11]))" office:value-type="float" office:value="0.585774058577406" calcext:value-type="float">
            <text:p>0.585774058577406</text:p>
          </table:table-cell>
          <table:table-cell table:formula="of:=ROUND([.D11];3)" office:value-type="float" office:value="0.475" calcext:value-type="float">
            <text:p>0.475</text:p>
          </table:table-cell>
          <table:table-cell table:formula="of:=ROUND([.E11];3)" office:value-type="float" office:value="0.622" calcext:value-type="float">
            <text:p>0.622</text:p>
          </table:table-cell>
          <table:table-cell table:formula="of:=ROUND([.F11];3)" office:value-type="float" office:value="0.538" calcext:value-type="float">
            <text:p>0.538</text:p>
          </table:table-cell>
          <table:table-cell table:formula="of:=ROUND([.G11];3)" office:value-type="float" office:value="0.586" calcext:value-type="float">
            <text:p>0.586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492063492063492" calcext:value-type="float">
            <text:p>0.492063492063492</text:p>
          </table:table-cell>
          <table:table-cell table:style-name="ce6" office:value-type="float" office:value="0.688888888888889" calcext:value-type="float">
            <text:p>0.688888888888889</text:p>
          </table:table-cell>
          <table:table-cell table:style-name="ce6" office:value-type="float" office:value="0.574074074074074" calcext:value-type="float">
            <text:p>0.574074074074074</text:p>
          </table:table-cell>
          <table:table-cell table:formula="of:=(1+2^2)/((2^2/[.E12])+(1/[.D12]))" office:value-type="float" office:value="0.637860082304527" calcext:value-type="float">
            <text:p>0.637860082304527</text:p>
          </table:table-cell>
          <table:table-cell table:formula="of:=ROUND([.D12];3)" office:value-type="float" office:value="0.492" calcext:value-type="float">
            <text:p>0.492</text:p>
          </table:table-cell>
          <table:table-cell table:formula="of:=ROUND([.E12];3)" office:value-type="float" office:value="0.689" calcext:value-type="float">
            <text:p>0.689</text:p>
          </table:table-cell>
          <table:table-cell table:formula="of:=ROUND([.F12];3)" office:value-type="float" office:value="0.574" calcext:value-type="float">
            <text:p>0.574</text:p>
          </table:table-cell>
          <table:table-cell table:formula="of:=ROUND([.G12];3)" office:value-type="float" office:value="0.638" calcext:value-type="float">
            <text:p>0.638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492307692307692" calcext:value-type="float">
            <text:p>0.492307692307692</text:p>
          </table:table-cell>
          <table:table-cell table:style-name="ce6" office:value-type="float" office:value="0.711111111111111" calcext:value-type="float">
            <text:p>0.711111111111111</text:p>
          </table:table-cell>
          <table:table-cell table:style-name="ce6" office:value-type="float" office:value="0.581818181818182" calcext:value-type="float">
            <text:p>0.581818181818182</text:p>
          </table:table-cell>
          <table:table-cell table:formula="of:=(1+2^2)/((2^2/[.E13])+(1/[.D13]))" office:value-type="float" office:value="0.653061224489796" calcext:value-type="float">
            <text:p>0.653061224489796</text:p>
          </table:table-cell>
          <table:table-cell table:formula="of:=ROUND([.D13];3)" office:value-type="float" office:value="0.492" calcext:value-type="float">
            <text:p>0.492</text:p>
          </table:table-cell>
          <table:table-cell table:formula="of:=ROUND([.E13];3)" office:value-type="float" office:value="0.711" calcext:value-type="float">
            <text:p>0.711</text:p>
          </table:table-cell>
          <table:table-cell table:formula="of:=ROUND([.F13];3)" office:value-type="float" office:value="0.582" calcext:value-type="float">
            <text:p>0.582</text:p>
          </table:table-cell>
          <table:table-cell table:formula="of:=ROUND([.G13];3)" office:value-type="float" office:value="0.653" calcext:value-type="float">
            <text:p>0.653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0.492307692307692" calcext:value-type="float">
            <text:p>0.492307692307692</text:p>
          </table:table-cell>
          <table:table-cell table:style-name="ce6" office:value-type="float" office:value="0.711111111111111" calcext:value-type="float">
            <text:p>0.711111111111111</text:p>
          </table:table-cell>
          <table:table-cell table:style-name="ce6" office:value-type="float" office:value="0.581818181818182" calcext:value-type="float">
            <text:p>0.581818181818182</text:p>
          </table:table-cell>
          <table:table-cell table:formula="of:=(1+2^2)/((2^2/[.E14])+(1/[.D14]))" office:value-type="float" office:value="0.653061224489796" calcext:value-type="float">
            <text:p>0.653061224489796</text:p>
          </table:table-cell>
          <table:table-cell table:formula="of:=ROUND([.D14];3)" office:value-type="float" office:value="0.492" calcext:value-type="float">
            <text:p>0.492</text:p>
          </table:table-cell>
          <table:table-cell table:formula="of:=ROUND([.E14];3)" office:value-type="float" office:value="0.711" calcext:value-type="float">
            <text:p>0.711</text:p>
          </table:table-cell>
          <table:table-cell table:formula="of:=ROUND([.F14];3)" office:value-type="float" office:value="0.582" calcext:value-type="float">
            <text:p>0.582</text:p>
          </table:table-cell>
          <table:table-cell table:formula="of:=ROUND([.G14];3)" office:value-type="float" office:value="0.653" calcext:value-type="float">
            <text:p>0.653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492307692307692" calcext:value-type="float">
            <text:p>0.492307692307692</text:p>
          </table:table-cell>
          <table:table-cell table:style-name="ce6" office:value-type="float" office:value="0.711111111111111" calcext:value-type="float">
            <text:p>0.711111111111111</text:p>
          </table:table-cell>
          <table:table-cell table:style-name="ce6" office:value-type="float" office:value="0.581818181818182" calcext:value-type="float">
            <text:p>0.581818181818182</text:p>
          </table:table-cell>
          <table:table-cell table:formula="of:=(1+2^2)/((2^2/[.E15])+(1/[.D15]))" office:value-type="float" office:value="0.653061224489796" calcext:value-type="float">
            <text:p>0.653061224489796</text:p>
          </table:table-cell>
          <table:table-cell table:formula="of:=ROUND([.D15];3)" office:value-type="float" office:value="0.492" calcext:value-type="float">
            <text:p>0.492</text:p>
          </table:table-cell>
          <table:table-cell table:formula="of:=ROUND([.E15];3)" office:value-type="float" office:value="0.711" calcext:value-type="float">
            <text:p>0.711</text:p>
          </table:table-cell>
          <table:table-cell table:formula="of:=ROUND([.F15];3)" office:value-type="float" office:value="0.582" calcext:value-type="float">
            <text:p>0.582</text:p>
          </table:table-cell>
          <table:table-cell table:formula="of:=ROUND([.G15];3)" office:value-type="float" office:value="0.653" calcext:value-type="float">
            <text:p>0.653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0.472972972972973" calcext:value-type="float">
            <text:p>0.472972972972973</text:p>
          </table:table-cell>
          <table:table-cell table:style-name="ce6" office:value-type="float" office:value="0.777777777777778" calcext:value-type="float">
            <text:p>0.777777777777778</text:p>
          </table:table-cell>
          <table:table-cell table:style-name="ce6" office:value-type="float" office:value="0.588235294117647" calcext:value-type="float">
            <text:p>0.588235294117647</text:p>
          </table:table-cell>
          <table:table-cell table:formula="of:=(1+2^2)/((2^2/[.E16])+(1/[.D16]))" office:value-type="float" office:value="0.688976377952756" calcext:value-type="float">
            <text:p>0.688976377952756</text:p>
          </table:table-cell>
          <table:table-cell table:formula="of:=ROUND([.D16];3)" office:value-type="float" office:value="0.473" calcext:value-type="float">
            <text:p>0.473</text:p>
          </table:table-cell>
          <table:table-cell table:formula="of:=ROUND([.E16];3)" office:value-type="float" office:value="0.778" calcext:value-type="float">
            <text:p>0.778</text:p>
          </table:table-cell>
          <table:table-cell table:formula="of:=ROUND([.F16];3)" office:value-type="float" office:value="0.588" calcext:value-type="float">
            <text:p>0.588</text:p>
          </table:table-cell>
          <table:table-cell table:formula="of:=ROUND([.G16];3)" office:value-type="float" office:value="0.689" calcext:value-type="float">
            <text:p>0.689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479452054794521" calcext:value-type="float">
            <text:p>0.479452054794521</text:p>
          </table:table-cell>
          <table:table-cell table:style-name="ce6" office:value-type="float" office:value="0.777777777777778" calcext:value-type="float">
            <text:p>0.777777777777778</text:p>
          </table:table-cell>
          <table:table-cell table:style-name="ce6" office:value-type="float" office:value="0.593220338983051" calcext:value-type="float">
            <text:p>0.593220338983051</text:p>
          </table:table-cell>
          <table:table-cell table:formula="of:=(1+2^2)/((2^2/[.E17])+(1/[.D17]))" office:value-type="float" office:value="0.691699604743083" calcext:value-type="float">
            <text:p>0.691699604743083</text:p>
          </table:table-cell>
          <table:table-cell table:formula="of:=ROUND([.D17];3)" office:value-type="float" office:value="0.479" calcext:value-type="float">
            <text:p>0.479</text:p>
          </table:table-cell>
          <table:table-cell table:formula="of:=ROUND([.E17];3)" office:value-type="float" office:value="0.778" calcext:value-type="float">
            <text:p>0.778</text:p>
          </table:table-cell>
          <table:table-cell table:formula="of:=ROUND([.F17];3)" office:value-type="float" office:value="0.593" calcext:value-type="float">
            <text:p>0.593</text:p>
          </table:table-cell>
          <table:table-cell table:formula="of:=ROUND([.G17];3)" office:value-type="float" office:value="0.692" calcext:value-type="float">
            <text:p>0.692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10416666666667" calcext:value-type="float">
            <text:p>0.510416666666667</text:p>
          </table:table-cell>
          <table:table-cell table:style-name="ce3" office:value-type="float" office:value="0.668181818181818" calcext:value-type="float">
            <text:p>0.668181818181818</text:p>
          </table:table-cell>
          <table:table-cell table:style-name="ce3" office:value-type="float" office:value="0.578740157480315" calcext:value-type="float">
            <text:p>0.578740157480315</text:p>
          </table:table-cell>
          <table:table-cell table:formula="of:=(1+2^2)/((2^2/[.E18])+(1/[.D18]))" office:value-type="float" office:value="0.629280821917808" calcext:value-type="float">
            <text:p>0.629280821917808</text:p>
          </table:table-cell>
          <table:table-cell table:formula="of:=ROUND([.D18];3)" office:value-type="float" office:value="0.51" calcext:value-type="float">
            <text:p>0.51</text:p>
          </table:table-cell>
          <table:table-cell table:formula="of:=ROUND([.E18];3)" office:value-type="float" office:value="0.668" calcext:value-type="float">
            <text:p>0.668</text:p>
          </table:table-cell>
          <table:table-cell table:formula="of:=ROUND([.F18];3)" office:value-type="float" office:value="0.579" calcext:value-type="float">
            <text:p>0.579</text:p>
          </table:table-cell>
          <table:table-cell table:formula="of:=ROUND([.G18];3)" office:value-type="float" office:value="0.629" calcext:value-type="float">
            <text:p>0.629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491408934707904" calcext:value-type="float">
            <text:p>0.491408934707904</text:p>
          </table:table-cell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0.559686888454012" calcext:value-type="float">
            <text:p>0.559686888454012</text:p>
          </table:table-cell>
          <table:table-cell table:formula="of:=(1+2^2)/((2^2/[.E19])+(1/[.D19]))" office:value-type="float" office:value="0.610589239965841" calcext:value-type="float">
            <text:p>0.610589239965841</text:p>
          </table:table-cell>
          <table:table-cell table:formula="of:=ROUND([.D19];3)" office:value-type="float" office:value="0.491" calcext:value-type="float">
            <text:p>0.491</text:p>
          </table:table-cell>
          <table:table-cell table:formula="of:=ROUND([.E19];3)" office:value-type="float" office:value="0.65" calcext:value-type="float">
            <text:p>0.65</text:p>
          </table:table-cell>
          <table:table-cell table:formula="of:=ROUND([.F19];3)" office:value-type="float" office:value="0.56" calcext:value-type="float">
            <text:p>0.56</text:p>
          </table:table-cell>
          <table:table-cell table:formula="of:=ROUND([.G19];3)" office:value-type="float" office:value="0.611" calcext:value-type="float">
            <text:p>0.611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491408934707904" calcext:value-type="float">
            <text:p>0.491408934707904</text:p>
          </table:table-cell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0.559686888454012" calcext:value-type="float">
            <text:p>0.559686888454012</text:p>
          </table:table-cell>
          <table:table-cell table:formula="of:=(1+2^2)/((2^2/[.E20])+(1/[.D20]))" office:value-type="float" office:value="0.610589239965841" calcext:value-type="float">
            <text:p>0.610589239965841</text:p>
          </table:table-cell>
          <table:table-cell table:formula="of:=ROUND([.D20];3)" office:value-type="float" office:value="0.491" calcext:value-type="float">
            <text:p>0.491</text:p>
          </table:table-cell>
          <table:table-cell table:formula="of:=ROUND([.E20];3)" office:value-type="float" office:value="0.65" calcext:value-type="float">
            <text:p>0.65</text:p>
          </table:table-cell>
          <table:table-cell table:formula="of:=ROUND([.F20];3)" office:value-type="float" office:value="0.56" calcext:value-type="float">
            <text:p>0.56</text:p>
          </table:table-cell>
          <table:table-cell table:formula="of:=ROUND([.G20];3)" office:value-type="float" office:value="0.611" calcext:value-type="float">
            <text:p>0.611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48972602739726" calcext:value-type="float">
            <text:p>0.48972602739726</text:p>
          </table:table-cell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0.55859375" calcext:value-type="float">
            <text:p>0.55859375</text:p>
          </table:table-cell>
          <table:table-cell table:formula="of:=(1+2^2)/((2^2/[.E21])+(1/[.D21]))" office:value-type="float" office:value="0.610068259385665" calcext:value-type="float">
            <text:p>0.610068259385665</text:p>
          </table:table-cell>
          <table:table-cell table:formula="of:=ROUND([.D21];3)" office:value-type="float" office:value="0.49" calcext:value-type="float">
            <text:p>0.49</text:p>
          </table:table-cell>
          <table:table-cell table:formula="of:=ROUND([.E21];3)" office:value-type="float" office:value="0.65" calcext:value-type="float">
            <text:p>0.65</text:p>
          </table:table-cell>
          <table:table-cell table:formula="of:=ROUND([.F21];3)" office:value-type="float" office:value="0.559" calcext:value-type="float">
            <text:p>0.559</text:p>
          </table:table-cell>
          <table:table-cell table:formula="of:=ROUND([.G21];3)" office:value-type="float" office:value="0.61" calcext:value-type="float">
            <text:p>0.61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0.484641638225256" calcext:value-type="float">
            <text:p>0.484641638225256</text:p>
          </table:table-cell>
          <table:table-cell table:style-name="ce6" office:value-type="float" office:value="0.645454545454546" calcext:value-type="float">
            <text:p>0.645454545454546</text:p>
          </table:table-cell>
          <table:table-cell table:style-name="ce6" office:value-type="float" office:value="0.553606237816764" calcext:value-type="float">
            <text:p>0.553606237816764</text:p>
          </table:table-cell>
          <table:table-cell table:formula="of:=(1+2^2)/((2^2/[.E22])+(1/[.D22]))" office:value-type="float" office:value="0.605285592497869" calcext:value-type="float">
            <text:p>0.605285592497869</text:p>
          </table:table-cell>
          <table:table-cell table:formula="of:=ROUND([.D22];3)" office:value-type="float" office:value="0.485" calcext:value-type="float">
            <text:p>0.485</text:p>
          </table:table-cell>
          <table:table-cell table:formula="of:=ROUND([.E22];3)" office:value-type="float" office:value="0.645" calcext:value-type="float">
            <text:p>0.645</text:p>
          </table:table-cell>
          <table:table-cell table:formula="of:=ROUND([.F22];3)" office:value-type="float" office:value="0.554" calcext:value-type="float">
            <text:p>0.554</text:p>
          </table:table-cell>
          <table:table-cell table:formula="of:=ROUND([.G22];3)" office:value-type="float" office:value="0.605" calcext:value-type="float">
            <text:p>0.605</text:p>
          </table:table-cell>
          <table:table-cell>
            <draw:frame draw:z-index="1" draw:style-name="gr1" draw:text-style-name="P1" svg:width="6.2988in" svg:height="3.5429in" svg:x="0.2996in" svg:y="0.0008in">
              <draw:object draw:notify-on-update-of-ranges="'Paraphrased-Requirements'.B2:'Paraphrased-Requirements'.B7 'Paraphrased-Requirements'.A2:'Paraphrased-Requirements'.A2 'Paraphrased-Requirements'.E2:'Paraphrased-Requirements'.E7 'Paraphrased-Requirements'.A10:'Paraphrased-Requirements'.A10 'Paraphrased-Requirements'.E10:'Paraphrased-Requirements'.E15 'Paraphrased-Requirements'.A18:'Paraphrased-Requirements'.A18 'Paraphrased-Requirements'.E18:'Paraphrased-Requirements'.E23 'Paraphrased-Requirements'.A26:'Paraphrased-Requirements'.A26 'Paraphrased-Requirements'.E26:'Paraphrased-Requirements'.E31 'Paraphrased-Requirements'.A41:'Paraphrased-Requirements'.A41 'Paraphrased-Requirements'.E34:'Paraphrased-Requirements'.E3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2988in" svg:height="3.5429in" svg:x="0.0091in" svg:y="0.0228in">
              <draw:object draw:notify-on-update-of-ranges="'Paraphrased-Requirements'.B2:'Paraphrased-Requirements'.B7 'Paraphrased-Requirements'.A2:'Paraphrased-Requirements'.A2 'Paraphrased-Requirements'.G2:'Paraphrased-Requirements'.G7 'Paraphrased-Requirements'.A10:'Paraphrased-Requirements'.A10 'Paraphrased-Requirements'.G10:'Paraphrased-Requirements'.G15 'Paraphrased-Requirements'.A18:'Paraphrased-Requirements'.A18 'Paraphrased-Requirements'.G18:'Paraphrased-Requirements'.G23 'Paraphrased-Requirements'.A26:'Paraphrased-Requirements'.A26 'Paraphrased-Requirements'.G26:'Paraphrased-Requirements'.G31 'Paraphrased-Requirements'.A41:'Paraphrased-Requirements'.A41 'Paraphrased-Requirements'.G34:'Paraphrased-Requirements'.G39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20"/>
          <table:table-cell table:style-name="ce2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484641638225256" calcext:value-type="float">
            <text:p>0.484641638225256</text:p>
          </table:table-cell>
          <table:table-cell table:style-name="ce6" office:value-type="float" office:value="0.645454545454546" calcext:value-type="float">
            <text:p>0.645454545454546</text:p>
          </table:table-cell>
          <table:table-cell table:style-name="ce6" office:value-type="float" office:value="0.553606237816764" calcext:value-type="float">
            <text:p>0.553606237816764</text:p>
          </table:table-cell>
          <table:table-cell table:formula="of:=(1+2^2)/((2^2/[.E23])+(1/[.D23]))" office:value-type="float" office:value="0.605285592497869" calcext:value-type="float">
            <text:p>0.605285592497869</text:p>
          </table:table-cell>
          <table:table-cell table:formula="of:=ROUND([.D23];3)" office:value-type="float" office:value="0.485" calcext:value-type="float">
            <text:p>0.485</text:p>
          </table:table-cell>
          <table:table-cell table:formula="of:=ROUND([.E23];3)" office:value-type="float" office:value="0.645" calcext:value-type="float">
            <text:p>0.645</text:p>
          </table:table-cell>
          <table:table-cell table:formula="of:=ROUND([.F23];3)" office:value-type="float" office:value="0.554" calcext:value-type="float">
            <text:p>0.554</text:p>
          </table:table-cell>
          <table:table-cell table:formula="of:=ROUND([.G23];3)" office:value-type="float" office:value="0.605" calcext:value-type="float">
            <text:p>0.605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0.440233236151604" calcext:value-type="float">
            <text:p>0.440233236151604</text:p>
          </table:table-cell>
          <table:table-cell table:style-name="ce6" office:value-type="float" office:value="0.686363636363636" calcext:value-type="float">
            <text:p>0.686363636363636</text:p>
          </table:table-cell>
          <table:table-cell table:style-name="ce6" office:value-type="float" office:value="0.536412078152753" calcext:value-type="float">
            <text:p>0.536412078152753</text:p>
          </table:table-cell>
          <table:table-cell table:formula="of:=(1+2^2)/((2^2/[.E24])+(1/[.D24]))" office:value-type="float" office:value="0.617334423548651" calcext:value-type="float">
            <text:p>0.617334423548651</text:p>
          </table:table-cell>
          <table:table-cell table:formula="of:=ROUND([.D24];3)" office:value-type="float" office:value="0.44" calcext:value-type="float">
            <text:p>0.44</text:p>
          </table:table-cell>
          <table:table-cell table:formula="of:=ROUND([.E24];3)" office:value-type="float" office:value="0.686" calcext:value-type="float">
            <text:p>0.686</text:p>
          </table:table-cell>
          <table:table-cell table:formula="of:=ROUND([.F24];3)" office:value-type="float" office:value="0.536" calcext:value-type="float">
            <text:p>0.536</text:p>
          </table:table-cell>
          <table:table-cell table:formula="of:=ROUND([.G24];3)" office:value-type="float" office:value="0.617" calcext:value-type="float">
            <text:p>0.617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453488372093023" calcext:value-type="float">
            <text:p>0.453488372093023</text:p>
          </table:table-cell>
          <table:table-cell table:style-name="ce6" office:value-type="float" office:value="0.709090909090909" calcext:value-type="float">
            <text:p>0.709090909090909</text:p>
          </table:table-cell>
          <table:table-cell table:style-name="ce6" office:value-type="float" office:value="0.553191489361702" calcext:value-type="float">
            <text:p>0.553191489361702</text:p>
          </table:table-cell>
          <table:table-cell table:formula="of:=(1+2^2)/((2^2/[.E25])+(1/[.D25]))" office:value-type="float" office:value="0.637254901960784" calcext:value-type="float">
            <text:p>0.637254901960784</text:p>
          </table:table-cell>
          <table:table-cell table:formula="of:=ROUND([.D25];3)" office:value-type="float" office:value="0.453" calcext:value-type="float">
            <text:p>0.453</text:p>
          </table:table-cell>
          <table:table-cell table:formula="of:=ROUND([.E25];3)" office:value-type="float" office:value="0.709" calcext:value-type="float">
            <text:p>0.709</text:p>
          </table:table-cell>
          <table:table-cell table:formula="of:=ROUND([.F25];3)" office:value-type="float" office:value="0.553" calcext:value-type="float">
            <text:p>0.553</text:p>
          </table:table-cell>
          <table:table-cell table:formula="of:=ROUND([.G25];3)" office:value-type="float" office:value="0.637" calcext:value-type="float">
            <text:p>0.637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33333333333333" calcext:value-type="float">
            <text:p>0.533333333333333</text:p>
          </table:table-cell>
          <table:table-cell table:style-name="ce3" office:value-type="float" office:value="0.195121951219512" calcext:value-type="float">
            <text:p>0.195121951219512</text:p>
          </table:table-cell>
          <table:table-cell table:style-name="ce3" office:value-type="float" office:value="0.285714285714286" calcext:value-type="float">
            <text:p>0.285714285714286</text:p>
          </table:table-cell>
          <table:table-cell table:formula="of:=(1+2^2)/((2^2/[.E26])+(1/[.D26]))" office:value-type="float" office:value="0.223463687150838" calcext:value-type="float">
            <text:p>0.223463687150838</text:p>
          </table:table-cell>
          <table:table-cell table:formula="of:=ROUND([.D26];3)" office:value-type="float" office:value="0.533" calcext:value-type="float">
            <text:p>0.533</text:p>
          </table:table-cell>
          <table:table-cell table:formula="of:=ROUND([.E26];3)" office:value-type="float" office:value="0.195" calcext:value-type="float">
            <text:p>0.195</text:p>
          </table:table-cell>
          <table:table-cell table:formula="of:=ROUND([.F26];3)" office:value-type="float" office:value="0.286" calcext:value-type="float">
            <text:p>0.286</text:p>
          </table:table-cell>
          <table:table-cell table:formula="of:=ROUND([.G26];3)" office:value-type="float" office:value="0.223" calcext:value-type="float">
            <text:p>0.223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470588235294118" calcext:value-type="float">
            <text:p>0.470588235294118</text:p>
          </table:table-cell>
          <table:table-cell table:style-name="ce6" office:value-type="float" office:value="0.195121951219512" calcext:value-type="float">
            <text:p>0.195121951219512</text:p>
          </table:table-cell>
          <table:table-cell table:style-name="ce6" office:value-type="float" office:value="0.275862068965517" calcext:value-type="float">
            <text:p>0.275862068965517</text:p>
          </table:table-cell>
          <table:table-cell table:formula="of:=(1+2^2)/((2^2/[.E27])+(1/[.D27]))" office:value-type="float" office:value="0.220994475138121" calcext:value-type="float">
            <text:p>0.220994475138121</text:p>
          </table:table-cell>
          <table:table-cell table:formula="of:=ROUND([.D27];3)" office:value-type="float" office:value="0.471" calcext:value-type="float">
            <text:p>0.471</text:p>
          </table:table-cell>
          <table:table-cell table:formula="of:=ROUND([.E27];3)" office:value-type="float" office:value="0.195" calcext:value-type="float">
            <text:p>0.195</text:p>
          </table:table-cell>
          <table:table-cell table:formula="of:=ROUND([.F27];3)" office:value-type="float" office:value="0.276" calcext:value-type="float">
            <text:p>0.276</text:p>
          </table:table-cell>
          <table:table-cell table:formula="of:=ROUND([.G27];3)" office:value-type="float" office:value="0.221" calcext:value-type="float">
            <text:p>0.221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4375" calcext:value-type="float">
            <text:p>0.4375</text:p>
          </table:table-cell>
          <table:table-cell table:style-name="ce6" office:value-type="float" office:value="0.170731707317073" calcext:value-type="float">
            <text:p>0.170731707317073</text:p>
          </table:table-cell>
          <table:table-cell table:style-name="ce6" office:value-type="float" office:value="0.245614035087719" calcext:value-type="float">
            <text:p>0.245614035087719</text:p>
          </table:table-cell>
          <table:table-cell table:formula="of:=(1+2^2)/((2^2/[.E28])+(1/[.D28]))" office:value-type="float" office:value="0.194444444444444" calcext:value-type="float">
            <text:p>0.194444444444444</text:p>
          </table:table-cell>
          <table:table-cell table:formula="of:=ROUND([.D28];3)" office:value-type="float" office:value="0.438" calcext:value-type="float">
            <text:p>0.438</text:p>
          </table:table-cell>
          <table:table-cell table:formula="of:=ROUND([.E28];3)" office:value-type="float" office:value="0.171" calcext:value-type="float">
            <text:p>0.171</text:p>
          </table:table-cell>
          <table:table-cell table:formula="of:=ROUND([.F28];3)" office:value-type="float" office:value="0.246" calcext:value-type="float">
            <text:p>0.246</text:p>
          </table:table-cell>
          <table:table-cell table:formula="of:=ROUND([.G28];3)" office:value-type="float" office:value="0.194" calcext:value-type="float">
            <text:p>0.194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444444444444444" calcext:value-type="float">
            <text:p>0.444444444444444</text:p>
          </table:table-cell>
          <table:table-cell table:style-name="ce6" office:value-type="float" office:value="0.195121951219512" calcext:value-type="float">
            <text:p>0.195121951219512</text:p>
          </table:table-cell>
          <table:table-cell table:style-name="ce6" office:value-type="float" office:value="0.271186440677966" calcext:value-type="float">
            <text:p>0.271186440677966</text:p>
          </table:table-cell>
          <table:table-cell table:formula="of:=(1+2^2)/((2^2/[.E29])+(1/[.D29]))" office:value-type="float" office:value="0.21978021978022" calcext:value-type="float">
            <text:p>0.21978021978022</text:p>
          </table:table-cell>
          <table:table-cell table:formula="of:=ROUND([.D29];3)" office:value-type="float" office:value="0.444" calcext:value-type="float">
            <text:p>0.444</text:p>
          </table:table-cell>
          <table:table-cell table:formula="of:=ROUND([.E29];3)" office:value-type="float" office:value="0.195" calcext:value-type="float">
            <text:p>0.195</text:p>
          </table:table-cell>
          <table:table-cell table:formula="of:=ROUND([.F29];3)" office:value-type="float" office:value="0.271" calcext:value-type="float">
            <text:p>0.271</text:p>
          </table:table-cell>
          <table:table-cell table:formula="of:=ROUND([.G29];3)" office:value-type="float" office:value="0.22" calcext:value-type="float">
            <text:p>0.22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0.444444444444444" calcext:value-type="float">
            <text:p>0.444444444444444</text:p>
          </table:table-cell>
          <table:table-cell table:style-name="ce6" office:value-type="float" office:value="0.195121951219512" calcext:value-type="float">
            <text:p>0.195121951219512</text:p>
          </table:table-cell>
          <table:table-cell table:style-name="ce6" office:value-type="float" office:value="0.271186440677966" calcext:value-type="float">
            <text:p>0.271186440677966</text:p>
          </table:table-cell>
          <table:table-cell table:formula="of:=(1+2^2)/((2^2/[.E30])+(1/[.D30]))" office:value-type="float" office:value="0.21978021978022" calcext:value-type="float">
            <text:p>0.21978021978022</text:p>
          </table:table-cell>
          <table:table-cell table:formula="of:=ROUND([.D30];3)" office:value-type="float" office:value="0.444" calcext:value-type="float">
            <text:p>0.444</text:p>
          </table:table-cell>
          <table:table-cell table:formula="of:=ROUND([.E30];3)" office:value-type="float" office:value="0.195" calcext:value-type="float">
            <text:p>0.195</text:p>
          </table:table-cell>
          <table:table-cell table:formula="of:=ROUND([.F30];3)" office:value-type="float" office:value="0.271" calcext:value-type="float">
            <text:p>0.271</text:p>
          </table:table-cell>
          <table:table-cell table:formula="of:=ROUND([.G30];3)" office:value-type="float" office:value="0.22" calcext:value-type="float">
            <text:p>0.22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444444444444444" calcext:value-type="float">
            <text:p>0.444444444444444</text:p>
          </table:table-cell>
          <table:table-cell table:style-name="ce6" office:value-type="float" office:value="0.195121951219512" calcext:value-type="float">
            <text:p>0.195121951219512</text:p>
          </table:table-cell>
          <table:table-cell table:style-name="ce6" office:value-type="float" office:value="0.271186440677966" calcext:value-type="float">
            <text:p>0.271186440677966</text:p>
          </table:table-cell>
          <table:table-cell table:formula="of:=(1+2^2)/((2^2/[.E31])+(1/[.D31]))" office:value-type="float" office:value="0.21978021978022" calcext:value-type="float">
            <text:p>0.21978021978022</text:p>
          </table:table-cell>
          <table:table-cell table:formula="of:=ROUND([.D31];3)" office:value-type="float" office:value="0.444" calcext:value-type="float">
            <text:p>0.444</text:p>
          </table:table-cell>
          <table:table-cell table:formula="of:=ROUND([.E31];3)" office:value-type="float" office:value="0.195" calcext:value-type="float">
            <text:p>0.195</text:p>
          </table:table-cell>
          <table:table-cell table:formula="of:=ROUND([.F31];3)" office:value-type="float" office:value="0.271" calcext:value-type="float">
            <text:p>0.271</text:p>
          </table:table-cell>
          <table:table-cell table:formula="of:=ROUND([.G31];3)" office:value-type="float" office:value="0.22" calcext:value-type="float">
            <text:p>0.22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195121951219512" calcext:value-type="float">
            <text:p>0.195121951219512</text:p>
          </table:table-cell>
          <table:table-cell table:style-name="ce6" office:value-type="float" office:value="0.262295081967213" calcext:value-type="float">
            <text:p>0.262295081967213</text:p>
          </table:table-cell>
          <table:table-cell table:formula="of:=(1+2^2)/((2^2/[.E32])+(1/[.D32]))" office:value-type="float" office:value="0.217391304347826" calcext:value-type="float">
            <text:p>0.217391304347826</text:p>
          </table:table-cell>
          <table:table-cell table:formula="of:=ROUND([.D32];3)" office:value-type="float" office:value="0.4" calcext:value-type="float">
            <text:p>0.4</text:p>
          </table:table-cell>
          <table:table-cell table:formula="of:=ROUND([.E32];3)" office:value-type="float" office:value="0.195" calcext:value-type="float">
            <text:p>0.195</text:p>
          </table:table-cell>
          <table:table-cell table:formula="of:=ROUND([.F32];3)" office:value-type="float" office:value="0.262" calcext:value-type="float">
            <text:p>0.262</text:p>
          </table:table-cell>
          <table:table-cell table:formula="of:=ROUND([.G32];3)" office:value-type="float" office:value="0.217" calcext:value-type="float">
            <text:p>0.217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195121951219512" calcext:value-type="float">
            <text:p>0.195121951219512</text:p>
          </table:table-cell>
          <table:table-cell table:style-name="ce6" office:value-type="float" office:value="0.262295081967213" calcext:value-type="float">
            <text:p>0.262295081967213</text:p>
          </table:table-cell>
          <table:table-cell table:formula="of:=(1+2^2)/((2^2/[.E33])+(1/[.D33]))" office:value-type="float" office:value="0.217391304347826" calcext:value-type="float">
            <text:p>0.217391304347826</text:p>
          </table:table-cell>
          <table:table-cell table:formula="of:=ROUND([.D33];3)" office:value-type="float" office:value="0.4" calcext:value-type="float">
            <text:p>0.4</text:p>
          </table:table-cell>
          <table:table-cell table:formula="of:=ROUND([.E33];3)" office:value-type="float" office:value="0.195" calcext:value-type="float">
            <text:p>0.195</text:p>
          </table:table-cell>
          <table:table-cell table:formula="of:=ROUND([.F33];3)" office:value-type="float" office:value="0.262" calcext:value-type="float">
            <text:p>0.262</text:p>
          </table:table-cell>
          <table:table-cell table:formula="of:=ROUND([.G33];3)" office:value-type="float" office:value="0.217" calcext:value-type="float">
            <text:p>0.217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524096385542169" calcext:value-type="float">
            <text:p>0.524096385542169</text:p>
          </table:table-cell>
          <table:table-cell table:style-name="ce3" office:value-type="float" office:value="0.639705882352941" calcext:value-type="float">
            <text:p>0.639705882352941</text:p>
          </table:table-cell>
          <table:table-cell table:style-name="ce3" office:value-type="float" office:value="0.576158940397351" calcext:value-type="float">
            <text:p>0.576158940397351</text:p>
          </table:table-cell>
          <table:table-cell table:formula="of:=(1+2^2)/((2^2/[.E34])+(1/[.D34]))" office:value-type="float" office:value="0.612676056338028" calcext:value-type="float">
            <text:p>0.612676056338028</text:p>
          </table:table-cell>
          <table:table-cell table:formula="of:=ROUND([.D34];3)" office:value-type="float" office:value="0.524" calcext:value-type="float">
            <text:p>0.524</text:p>
          </table:table-cell>
          <table:table-cell table:formula="of:=ROUND([.E34];3)" office:value-type="float" office:value="0.64" calcext:value-type="float">
            <text:p>0.64</text:p>
          </table:table-cell>
          <table:table-cell table:formula="of:=ROUND([.F34];3)" office:value-type="float" office:value="0.576" calcext:value-type="float">
            <text:p>0.576</text:p>
          </table:table-cell>
          <table:table-cell table:formula="of:=ROUND([.G34];3)" office:value-type="float" office:value="0.613" calcext:value-type="float">
            <text:p>0.613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518072289156627" calcext:value-type="float">
            <text:p>0.518072289156627</text:p>
          </table:table-cell>
          <table:table-cell table:style-name="ce6" office:value-type="float" office:value="0.632352941176471" calcext:value-type="float">
            <text:p>0.632352941176471</text:p>
          </table:table-cell>
          <table:table-cell table:style-name="ce6" office:value-type="float" office:value="0.56953642384106" calcext:value-type="float">
            <text:p>0.56953642384106</text:p>
          </table:table-cell>
          <table:table-cell table:formula="of:=(1+2^2)/((2^2/[.E35])+(1/[.D35]))" office:value-type="float" office:value="0.605633802816902" calcext:value-type="float">
            <text:p>0.605633802816902</text:p>
          </table:table-cell>
          <table:table-cell table:formula="of:=ROUND([.D35];3)" office:value-type="float" office:value="0.518" calcext:value-type="float">
            <text:p>0.518</text:p>
          </table:table-cell>
          <table:table-cell table:formula="of:=ROUND([.E35];3)" office:value-type="float" office:value="0.632" calcext:value-type="float">
            <text:p>0.632</text:p>
          </table:table-cell>
          <table:table-cell table:formula="of:=ROUND([.F35];3)" office:value-type="float" office:value="0.57" calcext:value-type="float">
            <text:p>0.57</text:p>
          </table:table-cell>
          <table:table-cell table:formula="of:=ROUND([.G35];3)" office:value-type="float" office:value="0.606" calcext:value-type="float">
            <text:p>0.606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51764705882353" calcext:value-type="float">
            <text:p>0.51764705882353</text:p>
          </table:table-cell>
          <table:table-cell table:style-name="ce6" office:value-type="float" office:value="0.647058823529412" calcext:value-type="float">
            <text:p>0.647058823529412</text:p>
          </table:table-cell>
          <table:table-cell table:style-name="ce6" office:value-type="float" office:value="0.57516339869281" calcext:value-type="float">
            <text:p>0.57516339869281</text:p>
          </table:table-cell>
          <table:table-cell table:formula="of:=(1+2^2)/((2^2/[.E36])+(1/[.D36]))" office:value-type="float" office:value="0.61624649859944" calcext:value-type="float">
            <text:p>0.61624649859944</text:p>
          </table:table-cell>
          <table:table-cell table:formula="of:=ROUND([.D36];3)" office:value-type="float" office:value="0.518" calcext:value-type="float">
            <text:p>0.518</text:p>
          </table:table-cell>
          <table:table-cell table:formula="of:=ROUND([.E36];3)" office:value-type="float" office:value="0.647" calcext:value-type="float">
            <text:p>0.647</text:p>
          </table:table-cell>
          <table:table-cell table:formula="of:=ROUND([.F36];3)" office:value-type="float" office:value="0.575" calcext:value-type="float">
            <text:p>0.575</text:p>
          </table:table-cell>
          <table:table-cell table:formula="of:=ROUND([.G36];3)" office:value-type="float" office:value="0.616" calcext:value-type="float">
            <text:p>0.616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520710059171598" calcext:value-type="float">
            <text:p>0.520710059171598</text:p>
          </table:table-cell>
          <table:table-cell table:style-name="ce6" office:value-type="float" office:value="0.647058823529412" calcext:value-type="float">
            <text:p>0.647058823529412</text:p>
          </table:table-cell>
          <table:table-cell table:style-name="ce6" office:value-type="float" office:value="0.577049180327869" calcext:value-type="float">
            <text:p>0.577049180327869</text:p>
          </table:table-cell>
          <table:table-cell table:formula="of:=(1+2^2)/((2^2/[.E37])+(1/[.D37]))" office:value-type="float" office:value="0.617110799438991" calcext:value-type="float">
            <text:p>0.617110799438991</text:p>
          </table:table-cell>
          <table:table-cell table:formula="of:=ROUND([.D37];3)" office:value-type="float" office:value="0.521" calcext:value-type="float">
            <text:p>0.521</text:p>
          </table:table-cell>
          <table:table-cell table:formula="of:=ROUND([.E37];3)" office:value-type="float" office:value="0.647" calcext:value-type="float">
            <text:p>0.647</text:p>
          </table:table-cell>
          <table:table-cell table:formula="of:=ROUND([.F37];3)" office:value-type="float" office:value="0.577" calcext:value-type="float">
            <text:p>0.577</text:p>
          </table:table-cell>
          <table:table-cell table:formula="of:=ROUND([.G37];3)" office:value-type="float" office:value="0.617" calcext:value-type="float">
            <text:p>0.617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0.511904761904762" calcext:value-type="float">
            <text:p>0.511904761904762</text:p>
          </table:table-cell>
          <table:table-cell table:style-name="ce6" office:value-type="float" office:value="0.632352941176471" calcext:value-type="float">
            <text:p>0.632352941176471</text:p>
          </table:table-cell>
          <table:table-cell table:style-name="ce6" office:value-type="float" office:value="0.565789473684211" calcext:value-type="float">
            <text:p>0.565789473684211</text:p>
          </table:table-cell>
          <table:table-cell table:formula="of:=(1+2^2)/((2^2/[.E38])+(1/[.D38]))" office:value-type="float" office:value="0.603932584269663" calcext:value-type="float">
            <text:p>0.603932584269663</text:p>
          </table:table-cell>
          <table:table-cell table:formula="of:=ROUND([.D38];3)" office:value-type="float" office:value="0.512" calcext:value-type="float">
            <text:p>0.512</text:p>
          </table:table-cell>
          <table:table-cell table:formula="of:=ROUND([.E38];3)" office:value-type="float" office:value="0.632" calcext:value-type="float">
            <text:p>0.632</text:p>
          </table:table-cell>
          <table:table-cell table:formula="of:=ROUND([.F38];3)" office:value-type="float" office:value="0.566" calcext:value-type="float">
            <text:p>0.566</text:p>
          </table:table-cell>
          <table:table-cell table:formula="of:=ROUND([.G38];3)" office:value-type="float" office:value="0.604" calcext:value-type="float">
            <text:p>0.604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.511904761904762" calcext:value-type="float">
            <text:p>0.511904761904762</text:p>
          </table:table-cell>
          <table:table-cell table:style-name="ce6" office:value-type="float" office:value="0.632352941176471" calcext:value-type="float">
            <text:p>0.632352941176471</text:p>
          </table:table-cell>
          <table:table-cell table:style-name="ce6" office:value-type="float" office:value="0.565789473684211" calcext:value-type="float">
            <text:p>0.565789473684211</text:p>
          </table:table-cell>
          <table:table-cell table:formula="of:=(1+2^2)/((2^2/[.E39])+(1/[.D39]))" office:value-type="float" office:value="0.603932584269663" calcext:value-type="float">
            <text:p>0.603932584269663</text:p>
          </table:table-cell>
          <table:table-cell table:formula="of:=ROUND([.D39];3)" office:value-type="float" office:value="0.512" calcext:value-type="float">
            <text:p>0.512</text:p>
          </table:table-cell>
          <table:table-cell table:formula="of:=ROUND([.E39];3)" office:value-type="float" office:value="0.632" calcext:value-type="float">
            <text:p>0.632</text:p>
          </table:table-cell>
          <table:table-cell table:formula="of:=ROUND([.F39];3)" office:value-type="float" office:value="0.566" calcext:value-type="float">
            <text:p>0.566</text:p>
          </table:table-cell>
          <table:table-cell table:formula="of:=ROUND([.G39];3)" office:value-type="float" office:value="0.604" calcext:value-type="float">
            <text:p>0.604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0.487046632124352" calcext:value-type="float">
            <text:p>0.487046632124352</text:p>
          </table:table-cell>
          <table:table-cell table:style-name="ce6" office:value-type="float" office:value="0.691176470588235" calcext:value-type="float">
            <text:p>0.691176470588235</text:p>
          </table:table-cell>
          <table:table-cell table:style-name="ce6" office:value-type="float" office:value="0.571428571428571" calcext:value-type="float">
            <text:p>0.571428571428571</text:p>
          </table:table-cell>
          <table:table-cell table:formula="of:=(1+2^2)/((2^2/[.E40])+(1/[.D40]))" office:value-type="float" office:value="0.637720488466757" calcext:value-type="float">
            <text:p>0.637720488466757</text:p>
          </table:table-cell>
          <table:table-cell table:formula="of:=ROUND([.D40];3)" office:value-type="float" office:value="0.487" calcext:value-type="float">
            <text:p>0.487</text:p>
          </table:table-cell>
          <table:table-cell table:formula="of:=ROUND([.E40];3)" office:value-type="float" office:value="0.691" calcext:value-type="float">
            <text:p>0.691</text:p>
          </table:table-cell>
          <table:table-cell table:formula="of:=ROUND([.F40];3)" office:value-type="float" office:value="0.571" calcext:value-type="float">
            <text:p>0.571</text:p>
          </table:table-cell>
          <table:table-cell table:formula="of:=ROUND([.G40];3)" office:value-type="float" office:value="0.638" calcext:value-type="float">
            <text:p>0.638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.46969696969697" calcext:value-type="float">
            <text:p>0.46969696969697</text:p>
          </table:table-cell>
          <table:table-cell table:style-name="ce6" office:value-type="float" office:value="0.683823529411765" calcext:value-type="float">
            <text:p>0.683823529411765</text:p>
          </table:table-cell>
          <table:table-cell table:style-name="ce6" office:value-type="float" office:value="0.55688622754491" calcext:value-type="float">
            <text:p>0.55688622754491</text:p>
          </table:table-cell>
          <table:table-cell table:formula="of:=(1+2^2)/((2^2/[.E41])+(1/[.D41]))" office:value-type="float" office:value="0.626684636118599" calcext:value-type="float">
            <text:p>0.626684636118599</text:p>
          </table:table-cell>
          <table:table-cell table:formula="of:=ROUND([.D41];3)" office:value-type="float" office:value="0.47" calcext:value-type="float">
            <text:p>0.47</text:p>
          </table:table-cell>
          <table:table-cell table:formula="of:=ROUND([.E41];3)" office:value-type="float" office:value="0.684" calcext:value-type="float">
            <text:p>0.684</text:p>
          </table:table-cell>
          <table:table-cell table:formula="of:=ROUND([.F41];3)" office:value-type="float" office:value="0.557" calcext:value-type="float">
            <text:p>0.557</text:p>
          </table:table-cell>
          <table:table-cell table:formula="of:=ROUND([.G41];3)" office:value-type="float" office:value="0.627" calcext:value-type="float">
            <text:p>0.627</text:p>
          </table:table-cell>
          <table:table-cell table:number-columns-repeated="28"/>
          <table:table-cell table:style-name="ce2" table:number-columns-repeated="16345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3"/>
          <table:table-cell table:style-name="ce2" table:number-columns-repeated="16345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6"/>
          <table:table-cell>
            <draw:frame draw:z-index="4" draw:style-name="gr1" draw:text-style-name="P1" svg:width="6.2988in" svg:height="3.5429in" svg:x="0.0413in" svg:y="0.148in">
              <draw:object draw:notify-on-update-of-ranges="'Paraphrased-Requirements'.B3:'Paraphrased-Requirements'.B7 'Paraphrased-Requirements'.A2:'Paraphrased-Requirements'.A2 'Paraphrased-Requirements'.D45:'Paraphrased-Requirements'.D49 'Paraphrased-Requirements'.A10:'Paraphrased-Requirements'.A10 'Paraphrased-Requirements'.D52:'Paraphrased-Requirements'.D56 'Paraphrased-Requirements'.A18:'Paraphrased-Requirements'.A18 'Paraphrased-Requirements'.D59:'Paraphrased-Requirements'.D63 'Paraphrased-Requirements'.A26:'Paraphrased-Requirements'.A26 'Paraphrased-Requirements'.D66:'Paraphrased-Requirements'.D70 'Paraphrased-Requirements'.A41:'Paraphrased-Requirements'.A41 'Paraphrased-Requirements'.D73:'Paraphrased-Requirements'.D77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5"/>
          <table:table-cell>
            <draw:frame draw:z-index="6" draw:style-name="gr1" draw:text-style-name="P1" svg:width="6.2988in" svg:height="3.5429in" svg:x="0.7709in" svg:y="0.0949in">
              <draw:object draw:notify-on-update-of-ranges="'Paraphrased-Requirements'.B3:'Paraphrased-Requirements'.B7 'Paraphrased-Requirements'.A2:'Paraphrased-Requirements'.A2 'Paraphrased-Requirements'.F45:'Paraphrased-Requirements'.F49 'Paraphrased-Requirements'.A10:'Paraphrased-Requirements'.A10 'Paraphrased-Requirements'.F52:'Paraphrased-Requirements'.F56 'Paraphrased-Requirements'.A18:'Paraphrased-Requirements'.A18 'Paraphrased-Requirements'.F59:'Paraphrased-Requirements'.F63 'Paraphrased-Requirements'.A26:'Paraphrased-Requirements'.A26 'Paraphrased-Requirements'.F66:'Paraphrased-Requirements'.F70 'Paraphrased-Requirements'.A41:'Paraphrased-Requirements'.A41 'Paraphrased-Requirements'.F73:'Paraphrased-Requirements'.F77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20"/>
          <table:table-cell table:style-name="ce2" table:number-columns-repeated="16345"/>
        </table:table-row>
        <table:table-row table:style-name="ro1">
          <table:table-cell office:value-type="string" calcext:value-type="string">
            <text:p>Delta</text:p>
          </table:table-cell>
          <table:table-cell table:number-columns-repeated="2"/>
          <table:table-cell table:style-name="Default"/>
          <table:table-cell table:style-name="ce3" table:number-columns-repeated="2"/>
          <table:table-cell table:number-columns-repeated="2"/>
          <table:table-cell office:value-type="string" calcext:value-type="string">
            <text:p>Avg P</text:p>
          </table:table-cell>
          <table:table-cell office:value-type="string" calcext:value-type="string">
            <text:p>Avg R</text:p>
          </table:table-cell>
          <table:table-cell office:value-type="string" calcext:value-type="string">
            <text:p>Avg F1</text:p>
          </table:table-cell>
          <table:table-cell office:value-type="string" calcext:value-type="string">
            <text:p>Avg F2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[.D3]-[.D$2]" office:value-type="float" office:value="0.00305640455682099" calcext:value-type="float">
            <text:p>0.00305640455682099</text:p>
          </table:table-cell>
          <table:table-cell table:style-name="ce3" table:formula="of:=[.E3]-[.E$2]" office:value-type="float" office:value="-0.014705882352941" calcext:value-type="float">
            <text:p>-0.014705882352941</text:p>
          </table:table-cell>
          <table:table-cell table:style-name="ce3" table:formula="of:=[.F3]-[.F$2]" office:value-type="float" office:value="-0.00695843252151607" calcext:value-type="float">
            <text:p>-0.00695843252151607</text:p>
          </table:table-cell>
          <table:table-cell table:style-name="ce3" table:formula="of:=[.G3]-[.G$2]" office:value-type="float" office:value="-0.0118396341961295" calcext:value-type="float">
            <text:p>-0.0118396341961295</text:p>
          </table:table-cell>
          <table:table-cell office:value-type="float" office:value="0" calcext:value-type="float">
            <text:p>0</text:p>
          </table:table-cell>
          <table:table-cell table:formula="of:=AVERAGE([.D2];[.D10];[.D18];[.D26];[.D34])" office:value-type="float" office:value="0.526517318230968" calcext:value-type="float">
            <text:p>0.526517318230968</text:p>
          </table:table-cell>
          <table:table-cell table:formula="of:=AVERAGE([.E2];[.E10];[.E18];[.E26];[.E34])" office:value-type="float" office:value="0.530928727736475" calcext:value-type="float">
            <text:p>0.530928727736475</text:p>
          </table:table-cell>
          <table:table-cell table:formula="of:=AVERAGE([.F2];[.F10];[.F18];[.F26];[.F34])" office:value-type="float" office:value="0.507442891387442" calcext:value-type="float">
            <text:p>0.507442891387442</text:p>
          </table:table-cell>
          <table:table-cell table:formula="of:=AVERAGE([.G2];[.G10];[.G18];[.G26];[.G34])" office:value-type="float" office:value="0.518347032904924" calcext:value-type="float">
            <text:p>0.518347032904924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table:formula="of:=[.D4]-[.D$2]" office:value-type="float" office:value="0.0200055570991939" calcext:value-type="float">
            <text:p>0.0200055570991939</text:p>
          </table:table-cell>
          <table:table-cell table:style-name="ce3" table:formula="of:=[.E4]-[.E$2]" office:value-type="float" office:value="0" calcext:value-type="float">
            <text:p>0</text:p>
          </table:table-cell>
          <table:table-cell table:style-name="ce3" table:formula="of:=[.F4]-[.F$2]" office:value-type="float" office:value="0.00878959897454701" calcext:value-type="float">
            <text:p>0.00878959897454701</text:p>
          </table:table-cell>
          <table:table-cell table:style-name="ce3" table:formula="of:=[.G4]-[.G$2]" office:value-type="float" office:value="0.00326610598513921" calcext:value-type="float">
            <text:p>0.00326610598513921</text:p>
          </table:table-cell>
          <table:table-cell office:value-type="float" office:value="1" calcext:value-type="float">
            <text:p>1</text:p>
          </table:table-cell>
          <table:table-cell table:formula="of:=AVERAGE([.D3];[.D11];[.D19];[.D27];[.D35])" office:value-type="float" office:value="0.509573213865628" calcext:value-type="float">
            <text:p>0.509573213865628</text:p>
          </table:table-cell>
          <table:table-cell table:formula="of:=AVERAGE([.E3];[.E11];[.E19];[.E27];[.E35])" office:value-type="float" office:value="0.522880599394229" calcext:value-type="float">
            <text:p>0.522880599394229</text:p>
          </table:table-cell>
          <table:table-cell table:formula="of:=AVERAGE([.F3];[.F11];[.F19];[.F27];[.F35])" office:value-type="float" office:value="0.498945604416866" calcext:value-type="float">
            <text:p>0.498945604416866</text:p>
          </table:table-cell>
          <table:table-cell table:formula="of:=AVERAGE([.G3];[.G11];[.G19];[.G27];[.G35])" office:value-type="float" office:value="0.510338496568536" calcext:value-type="float">
            <text:p>0.510338496568536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D5]-[.D$2]" office:value-type="float" office:value="0.0200055570991939" calcext:value-type="float">
            <text:p>0.0200055570991939</text:p>
          </table:table-cell>
          <table:table-cell table:style-name="ce3" table:formula="of:=[.E5]-[.E$2]" office:value-type="float" office:value="0" calcext:value-type="float">
            <text:p>0</text:p>
          </table:table-cell>
          <table:table-cell table:style-name="ce3" table:formula="of:=[.F5]-[.F$2]" office:value-type="float" office:value="0.00878959897454701" calcext:value-type="float">
            <text:p>0.00878959897454701</text:p>
          </table:table-cell>
          <table:table-cell table:style-name="ce3" table:formula="of:=[.G5]-[.G$2]" office:value-type="float" office:value="0.00326610598513921" calcext:value-type="float">
            <text:p>0.00326610598513921</text:p>
          </table:table-cell>
          <table:table-cell office:value-type="float" office:value="2" calcext:value-type="float">
            <text:p>2</text:p>
          </table:table-cell>
          <table:table-cell table:formula="of:=AVERAGE([.D4];[.D12];[.D20];[.D28];[.D36])" office:value-type="float" office:value="0.50975779542407" calcext:value-type="float">
            <text:p>0.50975779542407</text:p>
          </table:table-cell>
          <table:table-cell table:formula="of:=AVERAGE([.E4];[.E12];[.E20];[.E28];[.E36])" office:value-type="float" office:value="0.537218236888251" calcext:value-type="float">
            <text:p>0.537218236888251</text:p>
          </table:table-cell>
          <table:table-cell table:formula="of:=AVERAGE([.F4];[.F12];[.F20];[.F28];[.F36])" office:value-type="float" office:value="0.504293506033377" calcext:value-type="float">
            <text:p>0.504293506033377</text:p>
          </table:table-cell>
          <table:table-cell table:formula="of:=AVERAGE([.G4];[.G12];[.G20];[.G28];[.G36])" office:value-type="float" office:value="0.520589382367987" calcext:value-type="float">
            <text:p>0.520589382367987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style-name="ce3" table:formula="of:=[.D6]-[.D$2]" office:value-type="float" office:value="-0.00683060109289702" calcext:value-type="float">
            <text:p>-0.00683060109289702</text:p>
          </table:table-cell>
          <table:table-cell table:style-name="ce3" table:formula="of:=[.E6]-[.E$2]" office:value-type="float" office:value="-0.014705882352941" calcext:value-type="float">
            <text:p>-0.014705882352941</text:p>
          </table:table-cell>
          <table:table-cell table:style-name="ce3" table:formula="of:=[.F6]-[.F$2]" office:value-type="float" office:value="-0.011264534883721" calcext:value-type="float">
            <text:p>-0.011264534883721</text:p>
          </table:table-cell>
          <table:table-cell table:style-name="ce3" table:formula="of:=[.G6]-[.G$2]" office:value-type="float" office:value="-0.0134321068056008" calcext:value-type="float">
            <text:p>-0.0134321068056008</text:p>
          </table:table-cell>
          <table:table-cell office:value-type="float" office:value="3" calcext:value-type="float">
            <text:p>3</text:p>
          </table:table-cell>
          <table:table-cell table:formula="of:=AVERAGE([.D5];[.D13];[.D21];[.D29];[.D37])" office:value-type="float" office:value="0.511471542969284" calcext:value-type="float">
            <text:p>0.511471542969284</text:p>
          </table:table-cell>
          <table:table-cell table:formula="of:=AVERAGE([.E5];[.E13];[.E21];[.E29];[.E37])" office:value-type="float" office:value="0.546540730113183" calcext:value-type="float">
            <text:p>0.546540730113183</text:p>
          </table:table-cell>
          <table:table-cell table:formula="of:=AVERAGE([.F5];[.F13];[.F21];[.F29];[.F37])" office:value-type="float" office:value="0.511115337336457" calcext:value-type="float">
            <text:p>0.511115337336457</text:p>
          </table:table-cell>
          <table:table-cell table:formula="of:=AVERAGE([.G5];[.G13];[.G21];[.G29];[.G37])" office:value-type="float" office:value="0.52876542992407" calcext:value-type="float">
            <text:p>0.52876542992407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table:formula="of:=[.D7]-[.D$2]" office:value-type="float" office:value="0.00305640455682099" calcext:value-type="float">
            <text:p>0.00305640455682099</text:p>
          </table:table-cell>
          <table:table-cell table:style-name="ce3" table:formula="of:=[.E7]-[.E$2]" office:value-type="float" office:value="-0.014705882352941" calcext:value-type="float">
            <text:p>-0.014705882352941</text:p>
          </table:table-cell>
          <table:table-cell table:style-name="ce3" table:formula="of:=[.F7]-[.F$2]" office:value-type="float" office:value="-0.00695843252151607" calcext:value-type="float">
            <text:p>-0.00695843252151607</text:p>
          </table:table-cell>
          <table:table-cell table:style-name="ce3" table:formula="of:=[.G7]-[.G$2]" office:value-type="float" office:value="-0.0118396341961295" calcext:value-type="float">
            <text:p>-0.0118396341961295</text:p>
          </table:table-cell>
          <table:table-cell office:value-type="float" office:value="4" calcext:value-type="float">
            <text:p>4</text:p>
          </table:table-cell>
          <table:table-cell table:formula="of:=AVERAGE([.D6];[.D14];[.D22];[.D30];[.D38])" office:value-type="float" office:value="0.503326374043097" calcext:value-type="float">
            <text:p>0.503326374043097</text:p>
          </table:table-cell>
          <table:table-cell table:formula="of:=AVERAGE([.E6];[.E14];[.E22];[.E30];[.E38])" office:value-type="float" office:value="0.539749286262916" calcext:value-type="float">
            <text:p>0.539749286262916</text:p>
          </table:table-cell>
          <table:table-cell table:formula="of:=AVERAGE([.F6];[.F14];[.F22];[.F30];[.F38])" office:value-type="float" office:value="0.503855066799425" calcext:value-type="float">
            <text:p>0.503855066799425</text:p>
          </table:table-cell>
          <table:table-cell table:formula="of:=AVERAGE([.G6];[.G14];[.G22];[.G30];[.G38])" office:value-type="float" office:value="0.521833610954497" calcext:value-type="float">
            <text:p>0.521833610954497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3" table:formula="of:=[.D8]-[.D$2]" office:value-type="float" office:value="-0.047306791569087" calcext:value-type="float">
            <text:p>-0.047306791569087</text:p>
          </table:table-cell>
          <table:table-cell table:style-name="ce3" table:formula="of:=[.E8]-[.E$2]" office:value-type="float" office:value="0.029411764705883" calcext:value-type="float">
            <text:p>0.029411764705883</text:p>
          </table:table-cell>
          <table:table-cell table:style-name="ce3" table:formula="of:=[.F8]-[.F$2]" office:value-type="float" office:value="-0.00741489720256205" calcext:value-type="float">
            <text:p>-0.00741489720256205</text:p>
          </table:table-cell>
          <table:table-cell table:style-name="ce3" table:formula="of:=[.G8]-[.G$2]" office:value-type="float" office:value="0.0150150150150156" calcext:value-type="float">
            <text:p>0.0150150150150156</text:p>
          </table:table-cell>
          <table:table-cell office:value-type="float" office:value="5" calcext:value-type="float">
            <text:p>5</text:p>
          </table:table-cell>
          <table:table-cell table:formula="of:=AVERAGE([.D7];[.D15];[.D23];[.D31];[.D39])" office:value-type="float" office:value="0.505303775173041" calcext:value-type="float">
            <text:p>0.505303775173041</text:p>
          </table:table-cell>
          <table:table-cell table:formula="of:=AVERAGE([.E7];[.E15];[.E23];[.E31];[.E39])" office:value-type="float" office:value="0.539749286262916" calcext:value-type="float">
            <text:p>0.539749286262916</text:p>
          </table:table-cell>
          <table:table-cell table:formula="of:=AVERAGE([.F7];[.F15];[.F23];[.F31];[.F39])" office:value-type="float" office:value="0.504716287271866" calcext:value-type="float">
            <text:p>0.504716287271866</text:p>
          </table:table-cell>
          <table:table-cell table:formula="of:=AVERAGE([.G7];[.G15];[.G23];[.G31];[.G39])" office:value-type="float" office:value="0.522152105476392" calcext:value-type="float">
            <text:p>0.522152105476392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 office:value-type="string" calcext:value-type="string">
            <text:p>GANN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table:formula="of:=[.D9]-[.D$2]" office:value-type="float" office:value="-0.046046287367406" calcext:value-type="float">
            <text:p>-0.046046287367406</text:p>
          </table:table-cell>
          <table:table-cell table:style-name="ce3" table:formula="of:=[.E9]-[.E$2]" office:value-type="float" office:value="0.014705882352942" calcext:value-type="float">
            <text:p>0.014705882352942</text:p>
          </table:table-cell>
          <table:table-cell table:style-name="ce3" table:formula="of:=[.F9]-[.F$2]" office:value-type="float" office:value="-0.014021887824897" calcext:value-type="float">
            <text:p>-0.014021887824897</text:p>
          </table:table-cell>
          <table:table-cell table:style-name="ce3" table:formula="of:=[.G9]-[.G$2]" office:value-type="float" office:value="0.00357710651828369" calcext:value-type="float">
            <text:p>0.00357710651828369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[.D11]-[.D$10]" office:value-type="float" office:value="0" calcext:value-type="float">
            <text:p>0</text:p>
          </table:table-cell>
          <table:table-cell table:style-name="ce3" table:formula="of:=[.E11]-[.E$10]" office:value-type="float" office:value="0" calcext:value-type="float">
            <text:p>0</text:p>
          </table:table-cell>
          <table:table-cell table:style-name="ce3" table:formula="of:=[.F11]-[.F$10]" office:value-type="float" office:value="0" calcext:value-type="float">
            <text:p>0</text:p>
          </table:table-cell>
          <table:table-cell table:style-name="ce3" table:formula="of:=[.G11]-[.G$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I45];3)" office:value-type="float" office:value="0.527" calcext:value-type="float">
            <text:p>0.527</text:p>
          </table:table-cell>
          <table:table-cell table:formula="of:=ROUND([.J45];3)" office:value-type="float" office:value="0.531" calcext:value-type="float">
            <text:p>0.531</text:p>
          </table:table-cell>
          <table:table-cell table:formula="of:=ROUND([.K45];3)" office:value-type="float" office:value="0.507" calcext:value-type="float">
            <text:p>0.507</text:p>
          </table:table-cell>
          <table:table-cell table:formula="of:=ROUND([.L45];3)" office:value-type="float" office:value="0.518" calcext:value-type="float">
            <text:p>0.518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table:formula="of:=[.D12]-[.D$10]" office:value-type="float" office:value="0.017487220877051" calcext:value-type="float">
            <text:p>0.017487220877051</text:p>
          </table:table-cell>
          <table:table-cell table:style-name="ce3" table:formula="of:=[.E12]-[.E$10]" office:value-type="float" office:value="0.066666666666667" calcext:value-type="float">
            <text:p>0.066666666666667</text:p>
          </table:table-cell>
          <table:table-cell table:style-name="ce3" table:formula="of:=[.F12]-[.F$10]" office:value-type="float" office:value="0.035612535612536" calcext:value-type="float">
            <text:p>0.035612535612536</text:p>
          </table:table-cell>
          <table:table-cell table:style-name="ce3" table:formula="of:=[.G12]-[.G$10]" office:value-type="float" office:value="0.052086023727121" calcext:value-type="float">
            <text:p>0.052086023727121</text:p>
          </table:table-cell>
          <table:table-cell office:value-type="float" office:value="1" calcext:value-type="float">
            <text:p>1</text:p>
          </table:table-cell>
          <table:table-cell table:formula="of:=ROUND([.I46];3)" office:value-type="float" office:value="0.51" calcext:value-type="float">
            <text:p>0.51</text:p>
          </table:table-cell>
          <table:table-cell table:formula="of:=ROUND([.J46];3)" office:value-type="float" office:value="0.523" calcext:value-type="float">
            <text:p>0.523</text:p>
          </table:table-cell>
          <table:table-cell table:formula="of:=ROUND([.K46];3)" office:value-type="float" office:value="0.499" calcext:value-type="float">
            <text:p>0.499</text:p>
          </table:table-cell>
          <table:table-cell table:formula="of:=ROUND([.L46];3)" office:value-type="float" office:value="0.51" calcext:value-type="float">
            <text:p>0.51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D13]-[.D$10]" office:value-type="float" office:value="0.017731421121251" calcext:value-type="float">
            <text:p>0.017731421121251</text:p>
          </table:table-cell>
          <table:table-cell table:style-name="ce3" table:formula="of:=[.E13]-[.E$10]" office:value-type="float" office:value="0.088888888888889" calcext:value-type="float">
            <text:p>0.088888888888889</text:p>
          </table:table-cell>
          <table:table-cell table:style-name="ce3" table:formula="of:=[.F13]-[.F$10]" office:value-type="float" office:value="0.043356643356644" calcext:value-type="float">
            <text:p>0.043356643356644</text:p>
          </table:table-cell>
          <table:table-cell table:style-name="ce3" table:formula="of:=[.G13]-[.G$10]" office:value-type="float" office:value="0.0672871659123899" calcext:value-type="float">
            <text:p>0.0672871659123899</text:p>
          </table:table-cell>
          <table:table-cell office:value-type="float" office:value="2" calcext:value-type="float">
            <text:p>2</text:p>
          </table:table-cell>
          <table:table-cell table:formula="of:=ROUND([.I47];3)" office:value-type="float" office:value="0.51" calcext:value-type="float">
            <text:p>0.51</text:p>
          </table:table-cell>
          <table:table-cell table:formula="of:=ROUND([.J47];3)" office:value-type="float" office:value="0.537" calcext:value-type="float">
            <text:p>0.537</text:p>
          </table:table-cell>
          <table:table-cell table:formula="of:=ROUND([.K47];3)" office:value-type="float" office:value="0.504" calcext:value-type="float">
            <text:p>0.504</text:p>
          </table:table-cell>
          <table:table-cell table:formula="of:=ROUND([.L47];3)" office:value-type="float" office:value="0.521" calcext:value-type="float">
            <text:p>0.521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style-name="ce3" table:formula="of:=[.D14]-[.D$10]" office:value-type="float" office:value="0.017731421121251" calcext:value-type="float">
            <text:p>0.017731421121251</text:p>
          </table:table-cell>
          <table:table-cell table:style-name="ce3" table:formula="of:=[.E14]-[.E$10]" office:value-type="float" office:value="0.088888888888889" calcext:value-type="float">
            <text:p>0.088888888888889</text:p>
          </table:table-cell>
          <table:table-cell table:style-name="ce3" table:formula="of:=[.F14]-[.F$10]" office:value-type="float" office:value="0.043356643356644" calcext:value-type="float">
            <text:p>0.043356643356644</text:p>
          </table:table-cell>
          <table:table-cell table:style-name="ce3" table:formula="of:=[.G14]-[.G$10]" office:value-type="float" office:value="0.0672871659123899" calcext:value-type="float">
            <text:p>0.0672871659123899</text:p>
          </table:table-cell>
          <table:table-cell office:value-type="float" office:value="3" calcext:value-type="float">
            <text:p>3</text:p>
          </table:table-cell>
          <table:table-cell table:formula="of:=ROUND([.I48];3)" office:value-type="float" office:value="0.511" calcext:value-type="float">
            <text:p>0.511</text:p>
          </table:table-cell>
          <table:table-cell table:formula="of:=ROUND([.J48];3)" office:value-type="float" office:value="0.547" calcext:value-type="float">
            <text:p>0.547</text:p>
          </table:table-cell>
          <table:table-cell table:formula="of:=ROUND([.K48];3)" office:value-type="float" office:value="0.511" calcext:value-type="float">
            <text:p>0.511</text:p>
          </table:table-cell>
          <table:table-cell table:formula="of:=ROUND([.L48];3)" office:value-type="float" office:value="0.529" calcext:value-type="float">
            <text:p>0.529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table:formula="of:=[.D15]-[.D$10]" office:value-type="float" office:value="0.017731421121251" calcext:value-type="float">
            <text:p>0.017731421121251</text:p>
          </table:table-cell>
          <table:table-cell table:style-name="ce3" table:formula="of:=[.E15]-[.E$10]" office:value-type="float" office:value="0.088888888888889" calcext:value-type="float">
            <text:p>0.088888888888889</text:p>
          </table:table-cell>
          <table:table-cell table:style-name="ce3" table:formula="of:=[.F15]-[.F$10]" office:value-type="float" office:value="0.043356643356644" calcext:value-type="float">
            <text:p>0.043356643356644</text:p>
          </table:table-cell>
          <table:table-cell table:style-name="ce3" table:formula="of:=[.G15]-[.G$10]" office:value-type="float" office:value="0.0672871659123899" calcext:value-type="float">
            <text:p>0.0672871659123899</text:p>
          </table:table-cell>
          <table:table-cell office:value-type="float" office:value="4" calcext:value-type="float">
            <text:p>4</text:p>
          </table:table-cell>
          <table:table-cell table:formula="of:=ROUND([.I49];3)" office:value-type="float" office:value="0.503" calcext:value-type="float">
            <text:p>0.503</text:p>
          </table:table-cell>
          <table:table-cell table:formula="of:=ROUND([.J49];3)" office:value-type="float" office:value="0.54" calcext:value-type="float">
            <text:p>0.54</text:p>
          </table:table-cell>
          <table:table-cell table:formula="of:=ROUND([.K49];3)" office:value-type="float" office:value="0.504" calcext:value-type="float">
            <text:p>0.504</text:p>
          </table:table-cell>
          <table:table-cell table:formula="of:=ROUND([.L49];3)" office:value-type="float" office:value="0.522" calcext:value-type="float">
            <text:p>0.522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 table:style-name="Default"/>
          <table:table-cell table:number-columns-repeated="2" office:value-type="float" office:value="5" calcext:value-type="float">
            <text:p>5</text:p>
          </table:table-cell>
          <table:table-cell table:style-name="ce3" table:formula="of:=[.D16]-[.D$10]" office:value-type="float" office:value="-0.001603298213468" calcext:value-type="float">
            <text:p>-0.001603298213468</text:p>
          </table:table-cell>
          <table:table-cell table:style-name="ce3" table:formula="of:=[.E16]-[.E$10]" office:value-type="float" office:value="0.155555555555556" calcext:value-type="float">
            <text:p>0.155555555555556</text:p>
          </table:table-cell>
          <table:table-cell table:style-name="ce3" table:formula="of:=[.F16]-[.F$10]" office:value-type="float" office:value="0.049773755656109" calcext:value-type="float">
            <text:p>0.049773755656109</text:p>
          </table:table-cell>
          <table:table-cell table:style-name="ce3" table:formula="of:=[.G16]-[.G$10]" office:value-type="float" office:value="0.10320231937535" calcext:value-type="float">
            <text:p>0.10320231937535</text:p>
          </table:table-cell>
          <table:table-cell office:value-type="float" office:value="5" calcext:value-type="float">
            <text:p>5</text:p>
          </table:table-cell>
          <table:table-cell table:formula="of:=ROUND([.I50];3)" office:value-type="float" office:value="0.505" calcext:value-type="float">
            <text:p>0.505</text:p>
          </table:table-cell>
          <table:table-cell table:formula="of:=ROUND([.J50];3)" office:value-type="float" office:value="0.54" calcext:value-type="float">
            <text:p>0.54</text:p>
          </table:table-cell>
          <table:table-cell table:formula="of:=ROUND([.K50];3)" office:value-type="float" office:value="0.505" calcext:value-type="float">
            <text:p>0.505</text:p>
          </table:table-cell>
          <table:table-cell table:formula="of:=ROUND([.L50];3)" office:value-type="float" office:value="0.522" calcext:value-type="float">
            <text:p>0.522</text:p>
          </table:table-cell>
          <table:table-cell table:number-columns-repeated="27"/>
          <table:table-cell table:style-name="ce2" table:number-columns-repeated="16345"/>
        </table:table-row>
        <table:table-row table:style-name="ro1">
          <table:table-cell office:value-type="string" calcext:value-type="string">
            <text:p>CM1-NAS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table:formula="of:=[.D17]-[.D$10]" office:value-type="float" office:value="0.00487578360808" calcext:value-type="float">
            <text:p>0.00487578360808</text:p>
          </table:table-cell>
          <table:table-cell table:style-name="ce3" table:formula="of:=[.E17]-[.E$10]" office:value-type="float" office:value="0.155555555555556" calcext:value-type="float">
            <text:p>0.155555555555556</text:p>
          </table:table-cell>
          <table:table-cell table:style-name="ce3" table:formula="of:=[.F17]-[.F$10]" office:value-type="float" office:value="0.0547588005215131" calcext:value-type="float">
            <text:p>0.0547588005215131</text:p>
          </table:table-cell>
          <table:table-cell table:style-name="ce3" table:formula="of:=[.G17]-[.G$10]" office:value-type="float" office:value="0.105925546165678" calcext:value-type="float">
            <text:p>0.105925546165678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[.D19]-[.D$18]" office:value-type="float" office:value="-0.019007731958763" calcext:value-type="float">
            <text:p>-0.019007731958763</text:p>
          </table:table-cell>
          <table:table-cell table:style-name="ce3" table:formula="of:=[.E19]-[.E$18]" office:value-type="float" office:value="-0.018181818181818" calcext:value-type="float">
            <text:p>-0.018181818181818</text:p>
          </table:table-cell>
          <table:table-cell table:style-name="ce3" table:formula="of:=[.F19]-[.F$18]" office:value-type="float" office:value="-0.019053269026303" calcext:value-type="float">
            <text:p>-0.019053269026303</text:p>
          </table:table-cell>
          <table:table-cell table:style-name="ce3" table:formula="of:=[.G19]-[.G$18]" office:value-type="float" office:value="-0.0186915819519669" calcext:value-type="float">
            <text:p>-0.0186915819519669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table:formula="of:=[.D20]-[.D$18]" office:value-type="float" office:value="-0.019007731958763" calcext:value-type="float">
            <text:p>-0.019007731958763</text:p>
          </table:table-cell>
          <table:table-cell table:style-name="ce3" table:formula="of:=[.E20]-[.E$18]" office:value-type="float" office:value="-0.018181818181818" calcext:value-type="float">
            <text:p>-0.018181818181818</text:p>
          </table:table-cell>
          <table:table-cell table:style-name="ce3" table:formula="of:=[.F20]-[.F$18]" office:value-type="float" office:value="-0.019053269026303" calcext:value-type="float">
            <text:p>-0.019053269026303</text:p>
          </table:table-cell>
          <table:table-cell table:style-name="ce3" table:formula="of:=[.G20]-[.G$18]" office:value-type="float" office:value="-0.0186915819519669" calcext:value-type="float">
            <text:p>-0.0186915819519669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D21]-[.D$18]" office:value-type="float" office:value="-0.020690639269407" calcext:value-type="float">
            <text:p>-0.020690639269407</text:p>
          </table:table-cell>
          <table:table-cell table:style-name="ce3" table:formula="of:=[.E21]-[.E$18]" office:value-type="float" office:value="-0.018181818181818" calcext:value-type="float">
            <text:p>-0.018181818181818</text:p>
          </table:table-cell>
          <table:table-cell table:style-name="ce3" table:formula="of:=[.F21]-[.F$18]" office:value-type="float" office:value="-0.020146407480315" calcext:value-type="float">
            <text:p>-0.020146407480315</text:p>
          </table:table-cell>
          <table:table-cell table:style-name="ce3" table:formula="of:=[.G21]-[.G$18]" office:value-type="float" office:value="-0.0192125625321428" calcext:value-type="float">
            <text:p>-0.0192125625321428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style-name="ce3" table:formula="of:=[.D22]-[.D$18]" office:value-type="float" office:value="-0.0257750284414109" calcext:value-type="float">
            <text:p>-0.0257750284414109</text:p>
          </table:table-cell>
          <table:table-cell table:style-name="ce3" table:formula="of:=[.E22]-[.E$18]" office:value-type="float" office:value="-0.022727272727272" calcext:value-type="float">
            <text:p>-0.022727272727272</text:p>
          </table:table-cell>
          <table:table-cell table:style-name="ce3" table:formula="of:=[.F22]-[.F$18]" office:value-type="float" office:value="-0.0251339196635511" calcext:value-type="float">
            <text:p>-0.0251339196635511</text:p>
          </table:table-cell>
          <table:table-cell table:style-name="ce3" table:formula="of:=[.G22]-[.G$18]" office:value-type="float" office:value="-0.0239952294199391" calcext:value-type="float">
            <text:p>-0.0239952294199391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table:formula="of:=[.D23]-[.D$18]" office:value-type="float" office:value="-0.0257750284414109" calcext:value-type="float">
            <text:p>-0.0257750284414109</text:p>
          </table:table-cell>
          <table:table-cell table:style-name="ce3" table:formula="of:=[.E23]-[.E$18]" office:value-type="float" office:value="-0.022727272727272" calcext:value-type="float">
            <text:p>-0.022727272727272</text:p>
          </table:table-cell>
          <table:table-cell table:style-name="ce3" table:formula="of:=[.F23]-[.F$18]" office:value-type="float" office:value="-0.0251339196635511" calcext:value-type="float">
            <text:p>-0.0251339196635511</text:p>
          </table:table-cell>
          <table:table-cell table:style-name="ce3" table:formula="of:=[.G23]-[.G$18]" office:value-type="float" office:value="-0.0239952294199391" calcext:value-type="float">
            <text:p>-0.0239952294199391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3" table:formula="of:=[.D24]-[.D$18]" office:value-type="float" office:value="-0.070183430515063" calcext:value-type="float">
            <text:p>-0.070183430515063</text:p>
          </table:table-cell>
          <table:table-cell table:style-name="ce3" table:formula="of:=[.E24]-[.E$18]" office:value-type="float" office:value="0.018181818181818" calcext:value-type="float">
            <text:p>0.018181818181818</text:p>
          </table:table-cell>
          <table:table-cell table:style-name="ce3" table:formula="of:=[.F24]-[.F$18]" office:value-type="float" office:value="-0.042328079327562" calcext:value-type="float">
            <text:p>-0.042328079327562</text:p>
          </table:table-cell>
          <table:table-cell table:style-name="ce3" table:formula="of:=[.G24]-[.G$18]" office:value-type="float" office:value="-0.0119463983691575" calcext:value-type="float">
            <text:p>-0.0119463983691575</text:p>
          </table:table-cell>
          <table:table-cell table:number-columns-repeated="4"/>
          <table:table-cell>
            <draw:frame draw:z-index="5" draw:style-name="gr1" draw:text-style-name="P1" svg:width="6.2988in" svg:height="3.5429in" svg:x="1.0941in" svg:y="0.0008in">
              <draw:object draw:notify-on-update-of-ranges="'Paraphrased-Requirements'.B3:'Paraphrased-Requirements'.B7 'Paraphrased-Requirements'.A2:'Paraphrased-Requirements'.A2 'Paraphrased-Requirements'.E45:'Paraphrased-Requirements'.E49 'Paraphrased-Requirements'.A10:'Paraphrased-Requirements'.A10 'Paraphrased-Requirements'.E52:'Paraphrased-Requirements'.E56 'Paraphrased-Requirements'.A18:'Paraphrased-Requirements'.A18 'Paraphrased-Requirements'.E59:'Paraphrased-Requirements'.E63 'Paraphrased-Requirements'.A26:'Paraphrased-Requirements'.A26 'Paraphrased-Requirements'.E66:'Paraphrased-Requirements'.E70 'Paraphrased-Requirements'.A41:'Paraphrased-Requirements'.A41 'Paraphrased-Requirements'.E73:'Paraphrased-Requirements'.E77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7"/>
          <table:table-cell>
            <draw:frame draw:z-index="7" draw:style-name="gr1" draw:text-style-name="P1" svg:width="6.2988in" svg:height="3.5429in" svg:x="0.0256in" svg:y="0.0508in">
              <draw:object draw:notify-on-update-of-ranges="'Paraphrased-Requirements'.B3:'Paraphrased-Requirements'.B7 'Paraphrased-Requirements'.A2:'Paraphrased-Requirements'.A2 'Paraphrased-Requirements'.G45:'Paraphrased-Requirements'.G49 'Paraphrased-Requirements'.A10:'Paraphrased-Requirements'.A10 'Paraphrased-Requirements'.G52:'Paraphrased-Requirements'.G56 'Paraphrased-Requirements'.A18:'Paraphrased-Requirements'.A18 'Paraphrased-Requirements'.G59:'Paraphrased-Requirements'.G63 'Paraphrased-Requirements'.A26:'Paraphrased-Requirements'.A26 'Paraphrased-Requirements'.G66:'Paraphrased-Requirements'.G70 'Paraphrased-Requirements'.A41:'Paraphrased-Requirements'.A41 'Paraphrased-Requirements'.G73:'Paraphrased-Requirements'.G77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19"/>
          <table:table-cell table:style-name="ce2" table:number-columns-repeated="16345"/>
        </table:table-row>
        <table:table-row table:style-name="ro1">
          <table:table-cell office:value-type="string" calcext:value-type="string">
            <text:p>dronolog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table:formula="of:=[.D25]-[.D$18]" office:value-type="float" office:value="-0.056928294573644" calcext:value-type="float">
            <text:p>-0.056928294573644</text:p>
          </table:table-cell>
          <table:table-cell table:style-name="ce3" table:formula="of:=[.E25]-[.E$18]" office:value-type="float" office:value="0.040909090909091" calcext:value-type="float">
            <text:p>0.040909090909091</text:p>
          </table:table-cell>
          <table:table-cell table:style-name="ce3" table:formula="of:=[.F25]-[.F$18]" office:value-type="float" office:value="-0.025548668118613" calcext:value-type="float">
            <text:p>-0.025548668118613</text:p>
          </table:table-cell>
          <table:table-cell table:style-name="ce3" table:formula="of:=[.G25]-[.G$18]" office:value-type="float" office:value="0.00797408004297595" calcext:value-type="float">
            <text:p>0.00797408004297595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[.D27]-[.D$26]" office:value-type="float" office:value="-0.062745098039215" calcext:value-type="float">
            <text:p>-0.062745098039215</text:p>
          </table:table-cell>
          <table:table-cell table:style-name="ce3" table:formula="of:=[.E27]-[.E$26]" office:value-type="float" office:value="0" calcext:value-type="float">
            <text:p>0</text:p>
          </table:table-cell>
          <table:table-cell table:style-name="ce3" table:formula="of:=[.F27]-[.F$26]" office:value-type="float" office:value="-0.00985221674876896" calcext:value-type="float">
            <text:p>-0.00985221674876896</text:p>
          </table:table-cell>
          <table:table-cell table:style-name="ce3" table:formula="of:=[.G27]-[.G$26]" office:value-type="float" office:value="-0.00246921201271644" calcext:value-type="float">
            <text:p>-0.00246921201271644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table:formula="of:=[.D28]-[.D$26]" office:value-type="float" office:value="-0.095833333333333" calcext:value-type="float">
            <text:p>-0.095833333333333</text:p>
          </table:table-cell>
          <table:table-cell table:style-name="ce3" table:formula="of:=[.E28]-[.E$26]" office:value-type="float" office:value="-0.024390243902439" calcext:value-type="float">
            <text:p>-0.024390243902439</text:p>
          </table:table-cell>
          <table:table-cell table:style-name="ce3" table:formula="of:=[.F28]-[.F$26]" office:value-type="float" office:value="-0.040100250626567" calcext:value-type="float">
            <text:p>-0.040100250626567</text:p>
          </table:table-cell>
          <table:table-cell table:style-name="ce3" table:formula="of:=[.G28]-[.G$26]" office:value-type="float" office:value="-0.0290192427063935" calcext:value-type="float">
            <text:p>-0.0290192427063935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D29]-[.D$26]" office:value-type="float" office:value="-0.088888888888889" calcext:value-type="float">
            <text:p>-0.088888888888889</text:p>
          </table:table-cell>
          <table:table-cell table:style-name="ce3" table:formula="of:=[.E29]-[.E$26]" office:value-type="float" office:value="0" calcext:value-type="float">
            <text:p>0</text:p>
          </table:table-cell>
          <table:table-cell table:style-name="ce3" table:formula="of:=[.F29]-[.F$26]" office:value-type="float" office:value="-0.01452784503632" calcext:value-type="float">
            <text:p>-0.01452784503632</text:p>
          </table:table-cell>
          <table:table-cell table:style-name="ce3" table:formula="of:=[.G29]-[.G$26]" office:value-type="float" office:value="-0.00368346737061825" calcext:value-type="float">
            <text:p>-0.00368346737061825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style-name="ce3" table:formula="of:=[.D30]-[.D$26]" office:value-type="float" office:value="-0.088888888888889" calcext:value-type="float">
            <text:p>-0.088888888888889</text:p>
          </table:table-cell>
          <table:table-cell table:style-name="ce3" table:formula="of:=[.E30]-[.E$26]" office:value-type="float" office:value="0" calcext:value-type="float">
            <text:p>0</text:p>
          </table:table-cell>
          <table:table-cell table:style-name="ce3" table:formula="of:=[.F30]-[.F$26]" office:value-type="float" office:value="-0.01452784503632" calcext:value-type="float">
            <text:p>-0.01452784503632</text:p>
          </table:table-cell>
          <table:table-cell table:style-name="ce3" table:formula="of:=[.G30]-[.G$26]" office:value-type="float" office:value="-0.00368346737061825" calcext:value-type="float">
            <text:p>-0.00368346737061825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table:formula="of:=[.D31]-[.D$26]" office:value-type="float" office:value="-0.088888888888889" calcext:value-type="float">
            <text:p>-0.088888888888889</text:p>
          </table:table-cell>
          <table:table-cell table:style-name="ce3" table:formula="of:=[.E31]-[.E$26]" office:value-type="float" office:value="0" calcext:value-type="float">
            <text:p>0</text:p>
          </table:table-cell>
          <table:table-cell table:style-name="ce3" table:formula="of:=[.F31]-[.F$26]" office:value-type="float" office:value="-0.01452784503632" calcext:value-type="float">
            <text:p>-0.01452784503632</text:p>
          </table:table-cell>
          <table:table-cell table:style-name="ce3" table:formula="of:=[.G31]-[.G$26]" office:value-type="float" office:value="-0.00368346737061825" calcext:value-type="float">
            <text:p>-0.00368346737061825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3" table:formula="of:=[.D32]-[.D$26]" office:value-type="float" office:value="-0.133333333333333" calcext:value-type="float">
            <text:p>-0.133333333333333</text:p>
          </table:table-cell>
          <table:table-cell table:style-name="ce3" table:formula="of:=[.E32]-[.E$26]" office:value-type="float" office:value="0" calcext:value-type="float">
            <text:p>0</text:p>
          </table:table-cell>
          <table:table-cell table:style-name="ce3" table:formula="of:=[.F32]-[.F$26]" office:value-type="float" office:value="-0.023419203747073" calcext:value-type="float">
            <text:p>-0.023419203747073</text:p>
          </table:table-cell>
          <table:table-cell table:style-name="ce3" table:formula="of:=[.G32]-[.G$26]" office:value-type="float" office:value="-0.00607238280301189" calcext:value-type="float">
            <text:p>-0.00607238280301189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 office:value-type="string" calcext:value-type="string">
            <text:p>ModisDatase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table:formula="of:=[.D33]-[.D$26]" office:value-type="float" office:value="-0.133333333333333" calcext:value-type="float">
            <text:p>-0.133333333333333</text:p>
          </table:table-cell>
          <table:table-cell table:style-name="ce3" table:formula="of:=[.E33]-[.E$26]" office:value-type="float" office:value="0" calcext:value-type="float">
            <text:p>0</text:p>
          </table:table-cell>
          <table:table-cell table:style-name="ce3" table:formula="of:=[.F33]-[.F$26]" office:value-type="float" office:value="-0.023419203747073" calcext:value-type="float">
            <text:p>-0.023419203747073</text:p>
          </table:table-cell>
          <table:table-cell table:style-name="ce3" table:formula="of:=[.G33]-[.G$26]" office:value-type="float" office:value="-0.00607238280301189" calcext:value-type="float">
            <text:p>-0.00607238280301189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[.D35]-[.D$34]" office:value-type="float" office:value="-0.00602409638554202" calcext:value-type="float">
            <text:p>-0.00602409638554202</text:p>
          </table:table-cell>
          <table:table-cell table:style-name="ce3" table:formula="of:=[.E35]-[.E$34]" office:value-type="float" office:value="-0.00735294117647001" calcext:value-type="float">
            <text:p>-0.00735294117647001</text:p>
          </table:table-cell>
          <table:table-cell table:style-name="ce3" table:formula="of:=[.F35]-[.F$34]" office:value-type="float" office:value="-0.00662251655629109" calcext:value-type="float">
            <text:p>-0.00662251655629109</text:p>
          </table:table-cell>
          <table:table-cell table:style-name="ce3" table:formula="of:=[.G35]-[.G$34]" office:value-type="float" office:value="-0.00704225352112642" calcext:value-type="float">
            <text:p>-0.00704225352112642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table:formula="of:=[.D36]-[.D$34]" office:value-type="float" office:value="-0.00644932671863896" calcext:value-type="float">
            <text:p>-0.00644932671863896</text:p>
          </table:table-cell>
          <table:table-cell table:style-name="ce3" table:formula="of:=[.E36]-[.E$34]" office:value-type="float" office:value="0.00735294117647101" calcext:value-type="float">
            <text:p>0.00735294117647101</text:p>
          </table:table-cell>
          <table:table-cell table:style-name="ce3" table:formula="of:=[.F36]-[.F$34]" office:value-type="float" office:value="-0.000995541704541081" calcext:value-type="float">
            <text:p>-0.000995541704541081</text:p>
          </table:table-cell>
          <table:table-cell table:style-name="ce3" table:formula="of:=[.G36]-[.G$34]" office:value-type="float" office:value="0.00357044226141212" calcext:value-type="float">
            <text:p>0.00357044226141212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D37]-[.D$34]" office:value-type="float" office:value="-0.00338632637057101" calcext:value-type="float">
            <text:p>-0.00338632637057101</text:p>
          </table:table-cell>
          <table:table-cell table:style-name="ce3" table:formula="of:=[.E37]-[.E$34]" office:value-type="float" office:value="0.00735294117647101" calcext:value-type="float">
            <text:p>0.00735294117647101</text:p>
          </table:table-cell>
          <table:table-cell table:style-name="ce3" table:formula="of:=[.F37]-[.F$34]" office:value-type="float" office:value="0.000890239930517955" calcext:value-type="float">
            <text:p>0.000890239930517955</text:p>
          </table:table-cell>
          <table:table-cell table:style-name="ce3" table:formula="of:=[.G37]-[.G$34]" office:value-type="float" office:value="0.00443474310096237" calcext:value-type="float">
            <text:p>0.00443474310096237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style-name="ce3" table:formula="of:=[.D38]-[.D$34]" office:value-type="float" office:value="-0.012191623637407" calcext:value-type="float">
            <text:p>-0.012191623637407</text:p>
          </table:table-cell>
          <table:table-cell table:style-name="ce3" table:formula="of:=[.E38]-[.E$34]" office:value-type="float" office:value="-0.00735294117647001" calcext:value-type="float">
            <text:p>-0.00735294117647001</text:p>
          </table:table-cell>
          <table:table-cell table:style-name="ce3" table:formula="of:=[.F38]-[.F$34]" office:value-type="float" office:value="-0.0103694667131401" calcext:value-type="float">
            <text:p>-0.0103694667131401</text:p>
          </table:table-cell>
          <table:table-cell table:style-name="ce3" table:formula="of:=[.G38]-[.G$34]" office:value-type="float" office:value="-0.0087434720683649" calcext:value-type="float">
            <text:p>-0.0087434720683649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table:formula="of:=[.D39]-[.D$34]" office:value-type="float" office:value="-0.012191623637407" calcext:value-type="float">
            <text:p>-0.012191623637407</text:p>
          </table:table-cell>
          <table:table-cell table:style-name="ce3" table:formula="of:=[.E39]-[.E$34]" office:value-type="float" office:value="-0.00735294117647001" calcext:value-type="float">
            <text:p>-0.00735294117647001</text:p>
          </table:table-cell>
          <table:table-cell table:style-name="ce3" table:formula="of:=[.F39]-[.F$34]" office:value-type="float" office:value="-0.0103694667131401" calcext:value-type="float">
            <text:p>-0.0103694667131401</text:p>
          </table:table-cell>
          <table:table-cell table:style-name="ce3" table:formula="of:=[.G39]-[.G$34]" office:value-type="float" office:value="-0.0087434720683649" calcext:value-type="float">
            <text:p>-0.0087434720683649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3" table:formula="of:=[.D40]-[.D$34]" office:value-type="float" office:value="-0.037049753417817" calcext:value-type="float">
            <text:p>-0.037049753417817</text:p>
          </table:table-cell>
          <table:table-cell table:style-name="ce3" table:formula="of:=[.E40]-[.E$34]" office:value-type="float" office:value="0.0514705882352939" calcext:value-type="float">
            <text:p>0.0514705882352939</text:p>
          </table:table-cell>
          <table:table-cell table:style-name="ce3" table:formula="of:=[.F40]-[.F$34]" office:value-type="float" office:value="-0.0047303689687801" calcext:value-type="float">
            <text:p>-0.0047303689687801</text:p>
          </table:table-cell>
          <table:table-cell table:style-name="ce3" table:formula="of:=[.G40]-[.G$34]" office:value-type="float" office:value="0.0250444321287286" calcext:value-type="float">
            <text:p>0.0250444321287286</text:p>
          </table:table-cell>
          <table:table-cell table:number-columns-repeated="32"/>
          <table:table-cell table:style-name="ce2" table:number-columns-repeated="16345"/>
        </table:table-row>
        <table:table-row table:style-name="ro1">
          <table:table-cell office:value-type="string" calcext:value-type="string">
            <text:p>WAR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" table:formula="of:=[.D41]-[.D$34]" office:value-type="float" office:value="-0.054399415845199" calcext:value-type="float">
            <text:p>-0.054399415845199</text:p>
          </table:table-cell>
          <table:table-cell table:style-name="ce3" table:formula="of:=[.E41]-[.E$34]" office:value-type="float" office:value="0.044117647058824" calcext:value-type="float">
            <text:p>0.044117647058824</text:p>
          </table:table-cell>
          <table:table-cell table:style-name="ce3" table:formula="of:=[.F41]-[.F$34]" office:value-type="float" office:value="-0.019272712852441" calcext:value-type="float">
            <text:p>-0.019272712852441</text:p>
          </table:table-cell>
          <table:table-cell table:style-name="ce3" table:formula="of:=[.G41]-[.G$34]" office:value-type="float" office:value="0.0140085797805706" calcext:value-type="float">
            <text:p>0.0140085797805706</text:p>
          </table:table-cell>
          <table:table-cell table:number-columns-repeated="32"/>
          <table:table-cell table:style-name="ce2" table:number-columns-repeated="16345"/>
        </table:table-row>
        <table:table-row table:style-name="ro1" table:number-rows-repeated="1048496">
          <table:table-cell table:number-columns-repeated="39"/>
          <table:table-cell table:style-name="ce2" table:number-columns-repeated="16345"/>
        </table:table-row>
        <table:table-row table:style-name="ro1">
          <table:table-cell table:number-columns-repeated="39"/>
          <table:table-cell table:style-name="ce2" table:number-columns-repeated="163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5:11:29.4537390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3:40:10.165578121</meta:creation-date>
    <meta:editing-duration>P2DT27M50S</meta:editing-duration>
    <meta:editing-cycles>61</meta:editing-cycles>
    <meta:generator>LibreOffice/25.2.7.2$Linux_X86_64 LibreOffice_project/520$Build-2</meta:generator>
    <dc:date>2025-11-18T15:12:25.095171860</dc:date>
    <meta:document-statistic meta:table-count="1" meta:cell-count="736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1.303cm" svg:y="0.206cm" svg:width="10.901cm" svg:height="7.658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796cm" svg:y="8.044cm" chart:style-name="ch5">
              <text:p><text:span text:style-name="T1">Paraphrases</text:span></text:p>
            </chart:title>
            <chart:categories table:cell-range-address="'Paraphrased-Requirements'.B2:'Paraphrased-Requirements'.B7"/>
          </chart:axis>
          <chart:axis chart:dimension="y" chart:name="primary-y" chart:style-name="ch4">
            <chart:title svg:x="0.423cm" svg:y="4.745cm" chart:style-name="ch6">
              <text:p><text:span text:style-name="T1">Precision</text:span></text:p>
            </chart:title>
            <chart:grid chart:style-name="ch7" chart:class="major"/>
          </chart:axis>
          <chart:series chart:style-name="ch8" chart:values-cell-range-address="'Paraphrased-Requirements'.D2:'Paraphrased-Requirements'.D7" chart:label-cell-address="'Paraphrased-Requirements'.A2:'Paraphrased-Requirements'.A2" chart:class="chart:line">
            <chart:data-point chart:repeated="6"/>
          </chart:series>
          <chart:series chart:style-name="ch9" chart:values-cell-range-address="'Paraphrased-Requirements'.D10:'Paraphrased-Requirements'.D15" chart:label-cell-address="'Paraphrased-Requirements'.A10:'Paraphrased-Requirements'.A10" chart:class="chart:line">
            <chart:data-point chart:repeated="6"/>
          </chart:series>
          <chart:series chart:style-name="ch10" chart:values-cell-range-address="'Paraphrased-Requirements'.D18:'Paraphrased-Requirements'.D23" chart:label-cell-address="'Paraphrased-Requirements'.A18:'Paraphrased-Requirements'.A18" chart:class="chart:line">
            <chart:data-point chart:repeated="6"/>
          </chart:series>
          <chart:series chart:style-name="ch11" chart:values-cell-range-address="'Paraphrased-Requirements'.D26:'Paraphrased-Requirements'.D31" chart:label-cell-address="'Paraphrased-Requirements'.A26:'Paraphrased-Requirements'.A26" chart:class="chart:line">
            <chart:data-point chart:repeated="6"/>
          </chart:series>
          <chart:series chart:style-name="ch12" chart:values-cell-range-address="'Paraphrased-Requirements'.D34:'Paraphrased-Requirements'.D39" chart:label-cell-address="'Paraphrased-Requirements'.A41:'Paraphrased-Requirements'.A4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araphrased-Requirements'.B2:'Paraphrased-Requirements'.B7</svg:desc>
                </draw:g>
              </table:table-cell>
              <table:table-cell office:value-type="float" office:value="0.59016393442623">
                <text:p>0.59016393442623</text:p>
                <draw:g>
                  <svg:desc>'Paraphrased-Requirements'.D2:'Paraphrased-Requirements'.D7</svg:desc>
                </draw:g>
              </table:table-cell>
              <table:table-cell office:value-type="float" office:value="0.474576271186441">
                <text:p>0.474576271186441</text:p>
                <draw:g>
                  <svg:desc>'Paraphrased-Requirements'.D10:'Paraphrased-Requirements'.D15</svg:desc>
                </draw:g>
              </table:table-cell>
              <table:table-cell office:value-type="float" office:value="0.510416666666667">
                <text:p>0.510416666666667</text:p>
                <draw:g>
                  <svg:desc>'Paraphrased-Requirements'.D18:'Paraphrased-Requirements'.D23</svg:desc>
                </draw:g>
              </table:table-cell>
              <table:table-cell office:value-type="float" office:value="0.533333333333333">
                <text:p>0.533333333333333</text:p>
                <draw:g>
                  <svg:desc>'Paraphrased-Requirements'.D26:'Paraphrased-Requirements'.D31</svg:desc>
                </draw:g>
              </table:table-cell>
              <table:table-cell office:value-type="float" office:value="0.524096385542169">
                <text:p>0.524096385542169</text:p>
                <draw:g>
                  <svg:desc>'Paraphrased-Requirements'.D34:'Paraphrased-Requirements'.D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93220338983051">
                <text:p>0.593220338983051</text:p>
              </table:table-cell>
              <table:table-cell office:value-type="float" office:value="0.474576271186441">
                <text:p>0.474576271186441</text:p>
              </table:table-cell>
              <table:table-cell office:value-type="float" office:value="0.491408934707904">
                <text:p>0.491408934707904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0.518072289156627">
                <text:p>0.51807228915662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0169491525424">
                <text:p>0.610169491525424</text:p>
              </table:table-cell>
              <table:table-cell office:value-type="float" office:value="0.492063492063492">
                <text:p>0.492063492063492</text:p>
              </table:table-cell>
              <table:table-cell office:value-type="float" office:value="0.491408934707904">
                <text:p>0.491408934707904</text:p>
              </table:table-cell>
              <table:table-cell office:value-type="float" office:value="0.4375">
                <text:p>0.4375</text:p>
              </table:table-cell>
              <table:table-cell office:value-type="float" office:value="0.51764705882353">
                <text:p>0.517647058823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10169491525424">
                <text:p>0.610169491525424</text:p>
              </table:table-cell>
              <table:table-cell office:value-type="float" office:value="0.492307692307692">
                <text:p>0.492307692307692</text:p>
              </table:table-cell>
              <table:table-cell office:value-type="float" office:value="0.48972602739726">
                <text:p>0.48972602739726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520710059171598">
                <text:p>0.5207100591715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92307692307692">
                <text:p>0.492307692307692</text:p>
              </table:table-cell>
              <table:table-cell office:value-type="float" office:value="0.484641638225256">
                <text:p>0.484641638225256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511904761904762">
                <text:p>0.5119047619047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93220338983051">
                <text:p>0.593220338983051</text:p>
              </table:table-cell>
              <table:table-cell office:value-type="float" office:value="0.492307692307692">
                <text:p>0.492307692307692</text:p>
              </table:table-cell>
              <table:table-cell office:value-type="float" office:value="0.484641638225256">
                <text:p>0.484641638225256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511904761904762">
                <text:p>0.511904761904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1.303cm" svg:y="0.206cm" svg:width="10.901cm" svg:height="7.658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796cm" svg:y="8.044cm" chart:style-name="ch5">
              <text:p><text:span text:style-name="T1">Paraphrases</text:span></text:p>
            </chart:title>
            <chart:categories table:cell-range-address="'Paraphrased-Requirements'.B2:'Paraphrased-Requirements'.B7"/>
          </chart:axis>
          <chart:axis chart:dimension="y" chart:name="primary-y" chart:style-name="ch4">
            <chart:title svg:x="0.423cm" svg:y="4.278cm" chart:style-name="ch6">
              <text:p><text:span text:style-name="T2">F2</text:span></text:p>
            </chart:title>
            <chart:grid chart:style-name="ch7" chart:class="major"/>
          </chart:axis>
          <chart:series chart:style-name="ch8" chart:values-cell-range-address="'Paraphrased-Requirements'.G2:'Paraphrased-Requirements'.G7" chart:label-cell-address="'Paraphrased-Requirements'.A2:'Paraphrased-Requirements'.A2" chart:class="chart:line">
            <chart:data-point chart:repeated="6"/>
          </chart:series>
          <chart:series chart:style-name="ch9" chart:values-cell-range-address="'Paraphrased-Requirements'.G10:'Paraphrased-Requirements'.G15" chart:label-cell-address="'Paraphrased-Requirements'.A10:'Paraphrased-Requirements'.A10" chart:class="chart:line">
            <chart:data-point chart:repeated="6"/>
          </chart:series>
          <chart:series chart:style-name="ch10" chart:values-cell-range-address="'Paraphrased-Requirements'.G18:'Paraphrased-Requirements'.G23" chart:label-cell-address="'Paraphrased-Requirements'.A18:'Paraphrased-Requirements'.A18" chart:class="chart:line">
            <chart:data-point chart:repeated="6"/>
          </chart:series>
          <chart:series chart:style-name="ch11" chart:values-cell-range-address="'Paraphrased-Requirements'.G26:'Paraphrased-Requirements'.G31" chart:label-cell-address="'Paraphrased-Requirements'.A26:'Paraphrased-Requirements'.A26" chart:class="chart:line">
            <chart:data-point chart:repeated="6"/>
          </chart:series>
          <chart:series chart:style-name="ch12" chart:values-cell-range-address="'Paraphrased-Requirements'.G34:'Paraphrased-Requirements'.G39" chart:label-cell-address="'Paraphrased-Requirements'.A41:'Paraphrased-Requirements'.A4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araphrased-Requirements'.B2:'Paraphrased-Requirements'.B7</svg:desc>
                </draw:g>
              </table:table-cell>
              <table:table-cell office:value-type="float" office:value="0.54054054054054">
                <text:p>0.54054054054054</text:p>
                <draw:g>
                  <svg:desc>'Paraphrased-Requirements'.G2:'Paraphrased-Requirements'.G7</svg:desc>
                </draw:g>
              </table:table-cell>
              <table:table-cell office:value-type="float" office:value="0.585774058577406">
                <text:p>0.585774058577406</text:p>
                <draw:g>
                  <svg:desc>'Paraphrased-Requirements'.G10:'Paraphrased-Requirements'.G15</svg:desc>
                </draw:g>
              </table:table-cell>
              <table:table-cell office:value-type="float" office:value="0.629280821917808">
                <text:p>0.629280821917808</text:p>
                <draw:g>
                  <svg:desc>'Paraphrased-Requirements'.G18:'Paraphrased-Requirements'.G23</svg:desc>
                </draw:g>
              </table:table-cell>
              <table:table-cell office:value-type="float" office:value="0.223463687150838">
                <text:p>0.223463687150838</text:p>
                <draw:g>
                  <svg:desc>'Paraphrased-Requirements'.G26:'Paraphrased-Requirements'.G31</svg:desc>
                </draw:g>
              </table:table-cell>
              <table:table-cell office:value-type="float" office:value="0.612676056338028">
                <text:p>0.612676056338028</text:p>
                <draw:g>
                  <svg:desc>'Paraphrased-Requirements'.G34:'Paraphrased-Requirements'.G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28700906344411">
                <text:p>0.528700906344411</text:p>
              </table:table-cell>
              <table:table-cell office:value-type="float" office:value="0.585774058577406">
                <text:p>0.585774058577406</text:p>
              </table:table-cell>
              <table:table-cell office:value-type="float" office:value="0.610589239965841">
                <text:p>0.610589239965841</text:p>
              </table:table-cell>
              <table:table-cell office:value-type="float" office:value="0.220994475138121">
                <text:p>0.220994475138121</text:p>
              </table:table-cell>
              <table:table-cell office:value-type="float" office:value="0.605633802816902">
                <text:p>0.6056338028169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4380664652568">
                <text:p>0.54380664652568</text:p>
              </table:table-cell>
              <table:table-cell office:value-type="float" office:value="0.637860082304527">
                <text:p>0.637860082304527</text:p>
              </table:table-cell>
              <table:table-cell office:value-type="float" office:value="0.610589239965841">
                <text:p>0.610589239965841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61624649859944">
                <text:p>0.616246498599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4380664652568">
                <text:p>0.54380664652568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0.610068259385665">
                <text:p>0.610068259385665</text:p>
              </table:table-cell>
              <table:table-cell office:value-type="float" office:value="0.21978021978022">
                <text:p>0.21978021978022</text:p>
              </table:table-cell>
              <table:table-cell office:value-type="float" office:value="0.617110799438991">
                <text:p>0.6171107994389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2710843373494">
                <text:p>0.52710843373494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0.605285592497869">
                <text:p>0.605285592497869</text:p>
              </table:table-cell>
              <table:table-cell office:value-type="float" office:value="0.21978021978022">
                <text:p>0.21978021978022</text:p>
              </table:table-cell>
              <table:table-cell office:value-type="float" office:value="0.603932584269663">
                <text:p>0.6039325842696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28700906344411">
                <text:p>0.528700906344411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0.605285592497869">
                <text:p>0.605285592497869</text:p>
              </table:table-cell>
              <table:table-cell office:value-type="float" office:value="0.21978021978022">
                <text:p>0.21978021978022</text:p>
              </table:table-cell>
              <table:table-cell office:value-type="float" office:value="0.603932584269663">
                <text:p>0.60393258426966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1.303cm" svg:y="0.207cm" svg:width="10.901cm" svg:height="7.657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796cm" svg:y="8.044cm" chart:style-name="ch5">
              <text:p><text:span text:style-name="T1">Paraphrases</text:span></text:p>
            </chart:title>
            <chart:categories table:cell-range-address="'Paraphrased-Requirements'.B2:'Paraphrased-Requirements'.B7"/>
          </chart:axis>
          <chart:axis chart:dimension="y" chart:name="primary-y" chart:style-name="ch4">
            <chart:title svg:x="0.423cm" svg:y="4.533cm" chart:style-name="ch6">
              <text:p><text:span text:style-name="T2">Recall</text:span></text:p>
            </chart:title>
            <chart:grid chart:style-name="ch7" chart:class="major"/>
          </chart:axis>
          <chart:series chart:style-name="ch8" chart:values-cell-range-address="'Paraphrased-Requirements'.E2:'Paraphrased-Requirements'.E7" chart:label-cell-address="'Paraphrased-Requirements'.A2:'Paraphrased-Requirements'.A2" chart:class="chart:line">
            <chart:data-point chart:repeated="6"/>
          </chart:series>
          <chart:series chart:style-name="ch9" chart:values-cell-range-address="'Paraphrased-Requirements'.E10:'Paraphrased-Requirements'.E15" chart:label-cell-address="'Paraphrased-Requirements'.A10:'Paraphrased-Requirements'.A10" chart:class="chart:line">
            <chart:data-point chart:repeated="6"/>
          </chart:series>
          <chart:series chart:style-name="ch10" chart:values-cell-range-address="'Paraphrased-Requirements'.E18:'Paraphrased-Requirements'.E23" chart:label-cell-address="'Paraphrased-Requirements'.A18:'Paraphrased-Requirements'.A18" chart:class="chart:line">
            <chart:data-point chart:repeated="6"/>
          </chart:series>
          <chart:series chart:style-name="ch11" chart:values-cell-range-address="'Paraphrased-Requirements'.E26:'Paraphrased-Requirements'.E31" chart:label-cell-address="'Paraphrased-Requirements'.A26:'Paraphrased-Requirements'.A26" chart:class="chart:line">
            <chart:data-point chart:repeated="6"/>
          </chart:series>
          <chart:series chart:style-name="ch12" chart:values-cell-range-address="'Paraphrased-Requirements'.E34:'Paraphrased-Requirements'.E39" chart:label-cell-address="'Paraphrased-Requirements'.A41:'Paraphrased-Requirements'.A4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araphrased-Requirements'.B2:'Paraphrased-Requirements'.B7</svg:desc>
                </draw:g>
              </table:table-cell>
              <table:table-cell office:value-type="float" office:value="0.529411764705882">
                <text:p>0.529411764705882</text:p>
                <draw:g>
                  <svg:desc>'Paraphrased-Requirements'.E2:'Paraphrased-Requirements'.E7</svg:desc>
                </draw:g>
              </table:table-cell>
              <table:table-cell office:value-type="float" office:value="0.622222222222222">
                <text:p>0.622222222222222</text:p>
                <draw:g>
                  <svg:desc>'Paraphrased-Requirements'.E10:'Paraphrased-Requirements'.E15</svg:desc>
                </draw:g>
              </table:table-cell>
              <table:table-cell office:value-type="float" office:value="0.668181818181818">
                <text:p>0.668181818181818</text:p>
                <draw:g>
                  <svg:desc>'Paraphrased-Requirements'.E18:'Paraphrased-Requirements'.E23</svg:desc>
                </draw:g>
              </table:table-cell>
              <table:table-cell office:value-type="float" office:value="0.195121951219512">
                <text:p>0.195121951219512</text:p>
                <draw:g>
                  <svg:desc>'Paraphrased-Requirements'.E26:'Paraphrased-Requirements'.E31</svg:desc>
                </draw:g>
              </table:table-cell>
              <table:table-cell office:value-type="float" office:value="0.639705882352941">
                <text:p>0.639705882352941</text:p>
                <draw:g>
                  <svg:desc>'Paraphrased-Requirements'.E34:'Paraphrased-Requirements'.E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14705882352941">
                <text:p>0.514705882352941</text:p>
              </table:table-cell>
              <table:table-cell office:value-type="float" office:value="0.622222222222222">
                <text:p>0.622222222222222</text:p>
              </table:table-cell>
              <table:table-cell office:value-type="float" office:value="0.65">
                <text:p>0.65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632352941176471">
                <text:p>0.63235294117647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688888888888889">
                <text:p>0.688888888888889</text:p>
              </table:table-cell>
              <table:table-cell office:value-type="float" office:value="0.65">
                <text:p>0.65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65">
                <text:p>0.65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14705882352941">
                <text:p>0.514705882352941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645454545454546">
                <text:p>0.645454545454546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632352941176471">
                <text:p>0.6323529411764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14705882352941">
                <text:p>0.514705882352941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645454545454546">
                <text:p>0.645454545454546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632352941176471">
                <text:p>0.6323529411764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0.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origin="-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0.997cm" svg:y="0.206cm" svg:width="11.207cm" svg:height="7.209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643cm" svg:y="7.595cm" chart:style-name="ch5">
              <text:p><text:span text:style-name="T1">Paraphrases</text:span></text:p>
            </chart:title>
            <chart:categories table:cell-range-address="'Paraphrased-Requirements'.B3:'Paraphrased-Requirements'.B7"/>
          </chart:axis>
          <chart:axis chart:dimension="y" chart:name="primary-y" chart:style-name="ch6">
            <chart:title svg:x="0.117cm" svg:y="4.52cm" chart:style-name="ch7">
              <text:p><text:span text:style-name="T1">Precision</text:span></text:p>
            </chart:title>
            <chart:grid chart:style-name="ch8" chart:class="major"/>
          </chart:axis>
          <chart:series chart:style-name="ch9" chart:values-cell-range-address="'Paraphrased-Requirements'.D45:'Paraphrased-Requirements'.D49" chart:label-cell-address="'Paraphrased-Requirements'.A2:'Paraphrased-Requirements'.A2" chart:class="chart:line">
            <chart:data-point chart:repeated="5"/>
          </chart:series>
          <chart:series chart:style-name="ch10" chart:values-cell-range-address="'Paraphrased-Requirements'.D52:'Paraphrased-Requirements'.D56" chart:label-cell-address="'Paraphrased-Requirements'.A10:'Paraphrased-Requirements'.A10" chart:class="chart:line">
            <chart:data-point chart:repeated="5"/>
          </chart:series>
          <chart:series chart:style-name="ch11" chart:values-cell-range-address="'Paraphrased-Requirements'.D59:'Paraphrased-Requirements'.D63" chart:label-cell-address="'Paraphrased-Requirements'.A18:'Paraphrased-Requirements'.A18" chart:class="chart:line">
            <chart:data-point chart:repeated="5"/>
          </chart:series>
          <chart:series chart:style-name="ch12" chart:values-cell-range-address="'Paraphrased-Requirements'.D66:'Paraphrased-Requirements'.D70" chart:label-cell-address="'Paraphrased-Requirements'.A26:'Paraphrased-Requirements'.A26" chart:class="chart:line">
            <chart:data-point chart:repeated="5"/>
          </chart:series>
          <chart:series chart:style-name="ch13" chart:values-cell-range-address="'Paraphrased-Requirements'.D73:'Paraphrased-Requirements'.D77" chart:label-cell-address="'Paraphrased-Requirements'.A41:'Paraphrased-Requirements'.A4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araphrased-Requirements'.B3:'Paraphrased-Requirements'.B7</svg:desc>
                </draw:g>
              </table:table-cell>
              <table:table-cell office:value-type="float" office:value="0.00305640455682077">
                <text:p>0.00305640455682077</text:p>
                <draw:g>
                  <svg:desc>'Paraphrased-Requirements'.D45:'Paraphrased-Requirements'.D49</svg:desc>
                </draw:g>
              </table:table-cell>
              <table:table-cell office:value-type="float" office:value="0">
                <text:p>0</text:p>
                <draw:g>
                  <svg:desc>'Paraphrased-Requirements'.D52:'Paraphrased-Requirements'.D56</svg:desc>
                </draw:g>
              </table:table-cell>
              <table:table-cell office:value-type="float" office:value="-0.0190077319587632">
                <text:p>-0.0190077319587632</text:p>
                <draw:g>
                  <svg:desc>'Paraphrased-Requirements'.D59:'Paraphrased-Requirements'.D63</svg:desc>
                </draw:g>
              </table:table-cell>
              <table:table-cell office:value-type="float" office:value="-0.0627450980392154">
                <text:p>-0.0627450980392154</text:p>
                <draw:g>
                  <svg:desc>'Paraphrased-Requirements'.D66:'Paraphrased-Requirements'.D70</svg:desc>
                </draw:g>
              </table:table-cell>
              <table:table-cell office:value-type="float" office:value="-0.00602409638554247">
                <text:p>-0.00602409638554247</text:p>
                <draw:g>
                  <svg:desc>'Paraphrased-Requirements'.D73:'Paraphrased-Requirements'.D7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00055570991937">
                <text:p>0.0200055570991937</text:p>
              </table:table-cell>
              <table:table-cell office:value-type="float" office:value="0.017487220877051">
                <text:p>0.017487220877051</text:p>
              </table:table-cell>
              <table:table-cell office:value-type="float" office:value="-0.0190077319587632">
                <text:p>-0.0190077319587632</text:p>
              </table:table-cell>
              <table:table-cell office:value-type="float" office:value="-0.095833333333333">
                <text:p>-0.095833333333333</text:p>
              </table:table-cell>
              <table:table-cell office:value-type="float" office:value="-0.00644932671863951">
                <text:p>-0.006449326718639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00055570991937">
                <text:p>0.0200055570991937</text:p>
              </table:table-cell>
              <table:table-cell office:value-type="float" office:value="0.0177314211212513">
                <text:p>0.0177314211212513</text:p>
              </table:table-cell>
              <table:table-cell office:value-type="float" office:value="-0.0206906392694067">
                <text:p>-0.0206906392694067</text:p>
              </table:table-cell>
              <table:table-cell office:value-type="float" office:value="-0.0888888888888886">
                <text:p>-0.0888888888888886</text:p>
              </table:table-cell>
              <table:table-cell office:value-type="float" office:value="-0.00338632637057135">
                <text:p>-0.003386326370571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0683060109289668">
                <text:p>-0.00683060109289668</text:p>
              </table:table-cell>
              <table:table-cell office:value-type="float" office:value="0.0177314211212513">
                <text:p>0.0177314211212513</text:p>
              </table:table-cell>
              <table:table-cell office:value-type="float" office:value="-0.025775028441411">
                <text:p>-0.025775028441411</text:p>
              </table:table-cell>
              <table:table-cell office:value-type="float" office:value="-0.0888888888888886">
                <text:p>-0.0888888888888886</text:p>
              </table:table-cell>
              <table:table-cell office:value-type="float" office:value="-0.0121916236374071">
                <text:p>-0.01219162363740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305640455682077">
                <text:p>0.00305640455682077</text:p>
              </table:table-cell>
              <table:table-cell office:value-type="float" office:value="0.0177314211212513">
                <text:p>0.0177314211212513</text:p>
              </table:table-cell>
              <table:table-cell office:value-type="float" office:value="-0.025775028441411">
                <text:p>-0.025775028441411</text:p>
              </table:table-cell>
              <table:table-cell office:value-type="float" office:value="-0.0888888888888886">
                <text:p>-0.0888888888888886</text:p>
              </table:table-cell>
              <table:table-cell office:value-type="float" office:value="-0.0121916236374071">
                <text:p>-0.012191623637407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-0.0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origin="-0.0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0.997cm" svg:y="0.207cm" svg:width="11.207cm" svg:height="7.231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643cm" svg:y="7.618cm" chart:style-name="ch5">
              <text:p><text:span text:style-name="T1">Paraphrases</text:span></text:p>
            </chart:title>
            <chart:categories table:cell-range-address="'Paraphrased-Requirements'.B3:'Paraphrased-Requirements'.B7"/>
          </chart:axis>
          <chart:axis chart:dimension="y" chart:name="primary-y" chart:style-name="ch6">
            <chart:title svg:x="0.117cm" svg:y="4.32cm" chart:style-name="ch7">
              <text:p><text:span text:style-name="T2">Recall</text:span></text:p>
            </chart:title>
            <chart:grid chart:style-name="ch8" chart:class="major"/>
          </chart:axis>
          <chart:series chart:style-name="ch9" chart:values-cell-range-address="'Paraphrased-Requirements'.E45:'Paraphrased-Requirements'.E49" chart:label-cell-address="'Paraphrased-Requirements'.A2:'Paraphrased-Requirements'.A2" chart:class="chart:line">
            <chart:data-point chart:repeated="5"/>
          </chart:series>
          <chart:series chart:style-name="ch10" chart:values-cell-range-address="'Paraphrased-Requirements'.E52:'Paraphrased-Requirements'.E56" chart:label-cell-address="'Paraphrased-Requirements'.A10:'Paraphrased-Requirements'.A10" chart:class="chart:line">
            <chart:data-point chart:repeated="5"/>
          </chart:series>
          <chart:series chart:style-name="ch11" chart:values-cell-range-address="'Paraphrased-Requirements'.E59:'Paraphrased-Requirements'.E63" chart:label-cell-address="'Paraphrased-Requirements'.A18:'Paraphrased-Requirements'.A18" chart:class="chart:line">
            <chart:data-point chart:repeated="5"/>
          </chart:series>
          <chart:series chart:style-name="ch12" chart:values-cell-range-address="'Paraphrased-Requirements'.E66:'Paraphrased-Requirements'.E70" chart:label-cell-address="'Paraphrased-Requirements'.A26:'Paraphrased-Requirements'.A26" chart:class="chart:line">
            <chart:data-point chart:repeated="5"/>
          </chart:series>
          <chart:series chart:style-name="ch13" chart:values-cell-range-address="'Paraphrased-Requirements'.E73:'Paraphrased-Requirements'.E77" chart:label-cell-address="'Paraphrased-Requirements'.A41:'Paraphrased-Requirements'.A4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araphrased-Requirements'.B3:'Paraphrased-Requirements'.B7</svg:desc>
                </draw:g>
              </table:table-cell>
              <table:table-cell office:value-type="float" office:value="-0.0147058823529409">
                <text:p>-0.0147058823529409</text:p>
                <draw:g>
                  <svg:desc>'Paraphrased-Requirements'.E45:'Paraphrased-Requirements'.E49</svg:desc>
                </draw:g>
              </table:table-cell>
              <table:table-cell office:value-type="float" office:value="0">
                <text:p>0</text:p>
                <draw:g>
                  <svg:desc>'Paraphrased-Requirements'.E52:'Paraphrased-Requirements'.E56</svg:desc>
                </draw:g>
              </table:table-cell>
              <table:table-cell office:value-type="float" office:value="-0.018181818181818">
                <text:p>-0.018181818181818</text:p>
                <draw:g>
                  <svg:desc>'Paraphrased-Requirements'.E59:'Paraphrased-Requirements'.E63</svg:desc>
                </draw:g>
              </table:table-cell>
              <table:table-cell office:value-type="float" office:value="0">
                <text:p>0</text:p>
                <draw:g>
                  <svg:desc>'Paraphrased-Requirements'.E66:'Paraphrased-Requirements'.E70</svg:desc>
                </draw:g>
              </table:table-cell>
              <table:table-cell office:value-type="float" office:value="-0.00735294117647045">
                <text:p>-0.00735294117647045</text:p>
                <draw:g>
                  <svg:desc>'Paraphrased-Requirements'.E73:'Paraphrased-Requirements'.E7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666666666666669">
                <text:p>0.0666666666666669</text:p>
              </table:table-cell>
              <table:table-cell office:value-type="float" office:value="-0.018181818181818">
                <text:p>-0.018181818181818</text:p>
              </table:table-cell>
              <table:table-cell office:value-type="float" office:value="-0.0243902439024388">
                <text:p>-0.0243902439024388</text:p>
              </table:table-cell>
              <table:table-cell office:value-type="float" office:value="0.00735294117647078">
                <text:p>0.007352941176470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888888888888891">
                <text:p>0.0888888888888891</text:p>
              </table:table-cell>
              <table:table-cell office:value-type="float" office:value="-0.018181818181818">
                <text:p>-0.018181818181818</text:p>
              </table:table-cell>
              <table:table-cell office:value-type="float" office:value="0">
                <text:p>0</text:p>
              </table:table-cell>
              <table:table-cell office:value-type="float" office:value="0.00735294117647078">
                <text:p>0.007352941176470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147058823529409">
                <text:p>-0.0147058823529409</text:p>
              </table:table-cell>
              <table:table-cell office:value-type="float" office:value="0.0888888888888891">
                <text:p>0.0888888888888891</text:p>
              </table:table-cell>
              <table:table-cell office:value-type="float" office:value="-0.0227272727272725">
                <text:p>-0.0227272727272725</text:p>
              </table:table-cell>
              <table:table-cell office:value-type="float" office:value="0">
                <text:p>0</text:p>
              </table:table-cell>
              <table:table-cell office:value-type="float" office:value="-0.00735294117647045">
                <text:p>-0.007352941176470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147058823529409">
                <text:p>-0.0147058823529409</text:p>
              </table:table-cell>
              <table:table-cell office:value-type="float" office:value="0.0888888888888891">
                <text:p>0.0888888888888891</text:p>
              </table:table-cell>
              <table:table-cell office:value-type="float" office:value="-0.0227272727272725">
                <text:p>-0.0227272727272725</text:p>
              </table:table-cell>
              <table:table-cell office:value-type="float" office:value="0">
                <text:p>0</text:p>
              </table:table-cell>
              <table:table-cell office:value-type="float" office:value="-0.00735294117647045">
                <text:p>-0.0073529411764704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-0.0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origin="-0.0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0.997cm" svg:y="0.207cm" svg:width="11.207cm" svg:height="7.209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643cm" svg:y="7.596cm" chart:style-name="ch5">
              <text:p><text:span text:style-name="T1">Paraphrases</text:span></text:p>
            </chart:title>
            <chart:categories table:cell-range-address="'Paraphrased-Requirements'.B3:'Paraphrased-Requirements'.B7"/>
          </chart:axis>
          <chart:axis chart:dimension="y" chart:name="primary-y" chart:style-name="ch6">
            <chart:title svg:x="0.117cm" svg:y="4.054cm" chart:style-name="ch7">
              <text:p><text:span text:style-name="T2">F1</text:span></text:p>
            </chart:title>
            <chart:grid chart:style-name="ch8" chart:class="major"/>
          </chart:axis>
          <chart:series chart:style-name="ch9" chart:values-cell-range-address="'Paraphrased-Requirements'.F45:'Paraphrased-Requirements'.F49" chart:label-cell-address="'Paraphrased-Requirements'.A2:'Paraphrased-Requirements'.A2" chart:class="chart:line">
            <chart:data-point chart:repeated="5"/>
          </chart:series>
          <chart:series chart:style-name="ch10" chart:values-cell-range-address="'Paraphrased-Requirements'.F52:'Paraphrased-Requirements'.F56" chart:label-cell-address="'Paraphrased-Requirements'.A10:'Paraphrased-Requirements'.A10" chart:class="chart:line">
            <chart:data-point chart:repeated="5"/>
          </chart:series>
          <chart:series chart:style-name="ch11" chart:values-cell-range-address="'Paraphrased-Requirements'.F59:'Paraphrased-Requirements'.F63" chart:label-cell-address="'Paraphrased-Requirements'.A18:'Paraphrased-Requirements'.A18" chart:class="chart:line">
            <chart:data-point chart:repeated="5"/>
          </chart:series>
          <chart:series chart:style-name="ch12" chart:values-cell-range-address="'Paraphrased-Requirements'.F66:'Paraphrased-Requirements'.F70" chart:label-cell-address="'Paraphrased-Requirements'.A26:'Paraphrased-Requirements'.A26" chart:class="chart:line">
            <chart:data-point chart:repeated="5"/>
          </chart:series>
          <chart:series chart:style-name="ch13" chart:values-cell-range-address="'Paraphrased-Requirements'.F73:'Paraphrased-Requirements'.F77" chart:label-cell-address="'Paraphrased-Requirements'.A41:'Paraphrased-Requirements'.A4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araphrased-Requirements'.B3:'Paraphrased-Requirements'.B7</svg:desc>
                </draw:g>
              </table:table-cell>
              <table:table-cell office:value-type="float" office:value="-0.0069584325215164">
                <text:p>-0.0069584325215164</text:p>
                <draw:g>
                  <svg:desc>'Paraphrased-Requirements'.F45:'Paraphrased-Requirements'.F49</svg:desc>
                </draw:g>
              </table:table-cell>
              <table:table-cell office:value-type="float" office:value="0">
                <text:p>0</text:p>
                <draw:g>
                  <svg:desc>'Paraphrased-Requirements'.F52:'Paraphrased-Requirements'.F56</svg:desc>
                </draw:g>
              </table:table-cell>
              <table:table-cell office:value-type="float" office:value="-0.0190532690263033">
                <text:p>-0.0190532690263033</text:p>
                <draw:g>
                  <svg:desc>'Paraphrased-Requirements'.F59:'Paraphrased-Requirements'.F63</svg:desc>
                </draw:g>
              </table:table-cell>
              <table:table-cell office:value-type="float" office:value="-0.00985221674876874">
                <text:p>-0.00985221674876874</text:p>
                <draw:g>
                  <svg:desc>'Paraphrased-Requirements'.F66:'Paraphrased-Requirements'.F70</svg:desc>
                </draw:g>
              </table:table-cell>
              <table:table-cell office:value-type="float" office:value="-0.00662251655629142">
                <text:p>-0.00662251655629142</text:p>
                <draw:g>
                  <svg:desc>'Paraphrased-Requirements'.F73:'Paraphrased-Requirements'.F7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878959897454668">
                <text:p>0.00878959897454668</text:p>
              </table:table-cell>
              <table:table-cell office:value-type="float" office:value="0.0356125356125361">
                <text:p>0.0356125356125361</text:p>
              </table:table-cell>
              <table:table-cell office:value-type="float" office:value="-0.0190532690263033">
                <text:p>-0.0190532690263033</text:p>
              </table:table-cell>
              <table:table-cell office:value-type="float" office:value="-0.0401002506265667">
                <text:p>-0.0401002506265667</text:p>
              </table:table-cell>
              <table:table-cell office:value-type="float" office:value="-0.000995541704540637">
                <text:p>-0.0009955417045406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878959897454668">
                <text:p>0.00878959897454668</text:p>
              </table:table-cell>
              <table:table-cell office:value-type="float" office:value="0.0433566433566438">
                <text:p>0.0433566433566438</text:p>
              </table:table-cell>
              <table:table-cell office:value-type="float" office:value="-0.0201464074803149">
                <text:p>-0.0201464074803149</text:p>
              </table:table-cell>
              <table:table-cell office:value-type="float" office:value="-0.0145278450363198">
                <text:p>-0.0145278450363198</text:p>
              </table:table-cell>
              <table:table-cell office:value-type="float" office:value="0.000890239930517844">
                <text:p>0.0008902399305178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112645348837211">
                <text:p>-0.0112645348837211</text:p>
              </table:table-cell>
              <table:table-cell office:value-type="float" office:value="0.0433566433566438">
                <text:p>0.0433566433566438</text:p>
              </table:table-cell>
              <table:table-cell office:value-type="float" office:value="-0.0251339196635509">
                <text:p>-0.0251339196635509</text:p>
              </table:table-cell>
              <table:table-cell office:value-type="float" office:value="-0.0145278450363198">
                <text:p>-0.0145278450363198</text:p>
              </table:table-cell>
              <table:table-cell office:value-type="float" office:value="-0.0103694667131405">
                <text:p>-0.01036946671314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069584325215164">
                <text:p>-0.0069584325215164</text:p>
              </table:table-cell>
              <table:table-cell office:value-type="float" office:value="0.0433566433566438">
                <text:p>0.0433566433566438</text:p>
              </table:table-cell>
              <table:table-cell office:value-type="float" office:value="-0.0251339196635509">
                <text:p>-0.0251339196635509</text:p>
              </table:table-cell>
              <table:table-cell office:value-type="float" office:value="-0.0145278450363198">
                <text:p>-0.0145278450363198</text:p>
              </table:table-cell>
              <table:table-cell office:value-type="float" office:value="-0.0103694667131405">
                <text:p>-0.010369466713140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-0.0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origin="-0.0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0.997cm" svg:y="0.207cm" svg:width="11.207cm" svg:height="7.209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643cm" svg:y="7.596cm" chart:style-name="ch5">
              <text:p><text:span text:style-name="T1">Paraphrases</text:span></text:p>
            </chart:title>
            <chart:categories table:cell-range-address="'Paraphrased-Requirements'.B3:'Paraphrased-Requirements'.B7"/>
          </chart:axis>
          <chart:axis chart:dimension="y" chart:name="primary-y" chart:style-name="ch6">
            <chart:title svg:x="0.117cm" svg:y="4.054cm" chart:style-name="ch7">
              <text:p><text:span text:style-name="T2">F2</text:span></text:p>
            </chart:title>
            <chart:grid chart:style-name="ch8" chart:class="major"/>
          </chart:axis>
          <chart:series chart:style-name="ch9" chart:values-cell-range-address="'Paraphrased-Requirements'.G45:'Paraphrased-Requirements'.G49" chart:label-cell-address="'Paraphrased-Requirements'.A2:'Paraphrased-Requirements'.A2" chart:class="chart:line">
            <chart:data-point chart:repeated="5"/>
          </chart:series>
          <chart:series chart:style-name="ch10" chart:values-cell-range-address="'Paraphrased-Requirements'.G52:'Paraphrased-Requirements'.G56" chart:label-cell-address="'Paraphrased-Requirements'.A10:'Paraphrased-Requirements'.A10" chart:class="chart:line">
            <chart:data-point chart:repeated="5"/>
          </chart:series>
          <chart:series chart:style-name="ch11" chart:values-cell-range-address="'Paraphrased-Requirements'.G59:'Paraphrased-Requirements'.G63" chart:label-cell-address="'Paraphrased-Requirements'.A18:'Paraphrased-Requirements'.A18" chart:class="chart:line">
            <chart:data-point chart:repeated="5"/>
          </chart:series>
          <chart:series chart:style-name="ch12" chart:values-cell-range-address="'Paraphrased-Requirements'.G66:'Paraphrased-Requirements'.G70" chart:label-cell-address="'Paraphrased-Requirements'.A26:'Paraphrased-Requirements'.A26" chart:class="chart:line">
            <chart:data-point chart:repeated="5"/>
          </chart:series>
          <chart:series chart:style-name="ch13" chart:values-cell-range-address="'Paraphrased-Requirements'.G73:'Paraphrased-Requirements'.G77" chart:label-cell-address="'Paraphrased-Requirements'.A41:'Paraphrased-Requirements'.A4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Paraphrased-Requirements'.B3:'Paraphrased-Requirements'.B7</svg:desc>
                </draw:g>
              </table:table-cell>
              <table:table-cell office:value-type="float" office:value="-0.0118396341961294">
                <text:p>-0.0118396341961294</text:p>
                <draw:g>
                  <svg:desc>'Paraphrased-Requirements'.G45:'Paraphrased-Requirements'.G49</svg:desc>
                </draw:g>
              </table:table-cell>
              <table:table-cell office:value-type="float" office:value="0">
                <text:p>0</text:p>
                <draw:g>
                  <svg:desc>'Paraphrased-Requirements'.G52:'Paraphrased-Requirements'.G56</svg:desc>
                </draw:g>
              </table:table-cell>
              <table:table-cell office:value-type="float" office:value="-0.018691581951967">
                <text:p>-0.018691581951967</text:p>
                <draw:g>
                  <svg:desc>'Paraphrased-Requirements'.G59:'Paraphrased-Requirements'.G63</svg:desc>
                </draw:g>
              </table:table-cell>
              <table:table-cell office:value-type="float" office:value="-0.00246921201271624">
                <text:p>-0.00246921201271624</text:p>
                <draw:g>
                  <svg:desc>'Paraphrased-Requirements'.G66:'Paraphrased-Requirements'.G70</svg:desc>
                </draw:g>
              </table:table-cell>
              <table:table-cell office:value-type="float" office:value="-0.00704225352112675">
                <text:p>-0.00704225352112675</text:p>
                <draw:g>
                  <svg:desc>'Paraphrased-Requirements'.G73:'Paraphrased-Requirements'.G7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326610598513943">
                <text:p>0.00326610598513943</text:p>
              </table:table-cell>
              <table:table-cell office:value-type="float" office:value="0.0520860237271209">
                <text:p>0.0520860237271209</text:p>
              </table:table-cell>
              <table:table-cell office:value-type="float" office:value="-0.018691581951967">
                <text:p>-0.018691581951967</text:p>
              </table:table-cell>
              <table:table-cell office:value-type="float" office:value="-0.0290192427063933">
                <text:p>-0.0290192427063933</text:p>
              </table:table-cell>
              <table:table-cell office:value-type="float" office:value="0.00357044226141168">
                <text:p>0.003570442261411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326610598513943">
                <text:p>0.00326610598513943</text:p>
              </table:table-cell>
              <table:table-cell office:value-type="float" office:value="0.06728716591239">
                <text:p>0.06728716591239</text:p>
              </table:table-cell>
              <table:table-cell office:value-type="float" office:value="-0.0192125625321427">
                <text:p>-0.0192125625321427</text:p>
              </table:table-cell>
              <table:table-cell office:value-type="float" office:value="-0.003683467370618">
                <text:p>-0.003683467370618</text:p>
              </table:table-cell>
              <table:table-cell office:value-type="float" office:value="0.00443474310096215">
                <text:p>0.004434743100962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134321068056006">
                <text:p>-0.0134321068056006</text:p>
              </table:table-cell>
              <table:table-cell office:value-type="float" office:value="0.06728716591239">
                <text:p>0.06728716591239</text:p>
              </table:table-cell>
              <table:table-cell office:value-type="float" office:value="-0.0239952294199395">
                <text:p>-0.0239952294199395</text:p>
              </table:table-cell>
              <table:table-cell office:value-type="float" office:value="-0.003683467370618">
                <text:p>-0.003683467370618</text:p>
              </table:table-cell>
              <table:table-cell office:value-type="float" office:value="-0.00874347206836523">
                <text:p>-0.008743472068365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118396341961294">
                <text:p>-0.0118396341961294</text:p>
              </table:table-cell>
              <table:table-cell office:value-type="float" office:value="0.06728716591239">
                <text:p>0.06728716591239</text:p>
              </table:table-cell>
              <table:table-cell office:value-type="float" office:value="-0.0239952294199395">
                <text:p>-0.0239952294199395</text:p>
              </table:table-cell>
              <table:table-cell office:value-type="float" office:value="-0.003683467370618">
                <text:p>-0.003683467370618</text:p>
              </table:table-cell>
              <table:table-cell office:value-type="float" office:value="-0.00874347206836523">
                <text:p>-0.0087434720683652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53cm" svg:y="3.205cm" style:legend-expansion="high" chart:style-name="ch2"/>
        <chart:plot-area chart:style-name="ch3" svg:x="1.303cm" svg:y="0.206cm" svg:width="10.901cm" svg:height="7.658cm">
          <chart:coordinate-region svg:x="2.032cm" svg:y="0.406cm" svg:width="10.075cm" svg:height="6.811cm"/>
          <chart:axis chart:dimension="x" chart:name="primary-x" chart:style-name="ch4" chartooo:axis-type="auto">
            <chartooo:date-scale/>
            <chart:title svg:x="5.796cm" svg:y="8.044cm" chart:style-name="ch5">
              <text:p><text:span text:style-name="T1">Paraphrases</text:span></text:p>
            </chart:title>
            <chart:categories table:cell-range-address="'Paraphrased-Requirements'.B2:'Paraphrased-Requirements'.B7"/>
          </chart:axis>
          <chart:axis chart:dimension="y" chart:name="primary-y" chart:style-name="ch4">
            <chart:title svg:x="0.423cm" svg:y="4.278cm" chart:style-name="ch6">
              <text:p><text:span text:style-name="T2">F1</text:span></text:p>
            </chart:title>
            <chart:grid chart:style-name="ch7" chart:class="major"/>
          </chart:axis>
          <chart:series chart:style-name="ch8" chart:values-cell-range-address="'Paraphrased-Requirements'.F2:'Paraphrased-Requirements'.F7" chart:label-cell-address="'Paraphrased-Requirements'.A2:'Paraphrased-Requirements'.A2" chart:class="chart:line">
            <chart:data-point chart:repeated="6"/>
          </chart:series>
          <chart:series chart:style-name="ch9" chart:values-cell-range-address="'Paraphrased-Requirements'.F10:'Paraphrased-Requirements'.F15" chart:label-cell-address="'Paraphrased-Requirements'.A10:'Paraphrased-Requirements'.A10" chart:class="chart:line">
            <chart:data-point chart:repeated="6"/>
          </chart:series>
          <chart:series chart:style-name="ch10" chart:values-cell-range-address="'Paraphrased-Requirements'.F18:'Paraphrased-Requirements'.F23" chart:label-cell-address="'Paraphrased-Requirements'.A18:'Paraphrased-Requirements'.A18" chart:class="chart:line">
            <chart:data-point chart:repeated="6"/>
          </chart:series>
          <chart:series chart:style-name="ch11" chart:values-cell-range-address="'Paraphrased-Requirements'.F26:'Paraphrased-Requirements'.F31" chart:label-cell-address="'Paraphrased-Requirements'.A26:'Paraphrased-Requirements'.A26" chart:class="chart:line">
            <chart:data-point chart:repeated="6"/>
          </chart:series>
          <chart:series chart:style-name="ch12" chart:values-cell-range-address="'Paraphrased-Requirements'.F34:'Paraphrased-Requirements'.F39" chart:label-cell-address="'Paraphrased-Requirements'.A41:'Paraphrased-Requirements'.A4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NT</text:p>
                <draw:g>
                  <svg:desc>'Paraphrased-Requirements'.A2:'Paraphrased-Requirements'.A2</svg:desc>
                </draw:g>
              </table:table-cell>
              <table:table-cell office:value-type="string">
                <text:p>CM1-NASA</text:p>
                <draw:g>
                  <svg:desc>'Paraphrased-Requirements'.A10:'Paraphrased-Requirements'.A10</svg:desc>
                </draw:g>
              </table:table-cell>
              <table:table-cell office:value-type="string">
                <text:p>dronology</text:p>
                <draw:g>
                  <svg:desc>'Paraphrased-Requirements'.A18:'Paraphrased-Requirements'.A18</svg:desc>
                </draw:g>
              </table:table-cell>
              <table:table-cell office:value-type="string">
                <text:p>ModisDataset</text:p>
                <draw:g>
                  <svg:desc>'Paraphrased-Requirements'.A26:'Paraphrased-Requirements'.A26</svg:desc>
                </draw:g>
              </table:table-cell>
              <table:table-cell office:value-type="string">
                <text:p>WARC</text:p>
                <draw:g>
                  <svg:desc>'Paraphrased-Requirements'.A41:'Paraphrased-Requirements'.A4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Paraphrased-Requirements'.B2:'Paraphrased-Requirements'.B7</svg:desc>
                </draw:g>
              </table:table-cell>
              <table:table-cell office:value-type="float" office:value="0.558139534883721">
                <text:p>0.558139534883721</text:p>
                <draw:g>
                  <svg:desc>'Paraphrased-Requirements'.F2:'Paraphrased-Requirements'.F7</svg:desc>
                </draw:g>
              </table:table-cell>
              <table:table-cell office:value-type="float" office:value="0.538461538461538">
                <text:p>0.538461538461538</text:p>
                <draw:g>
                  <svg:desc>'Paraphrased-Requirements'.F10:'Paraphrased-Requirements'.F15</svg:desc>
                </draw:g>
              </table:table-cell>
              <table:table-cell office:value-type="float" office:value="0.578740157480315">
                <text:p>0.578740157480315</text:p>
                <draw:g>
                  <svg:desc>'Paraphrased-Requirements'.F18:'Paraphrased-Requirements'.F23</svg:desc>
                </draw:g>
              </table:table-cell>
              <table:table-cell office:value-type="float" office:value="0.285714285714286">
                <text:p>0.285714285714286</text:p>
                <draw:g>
                  <svg:desc>'Paraphrased-Requirements'.F26:'Paraphrased-Requirements'.F31</svg:desc>
                </draw:g>
              </table:table-cell>
              <table:table-cell office:value-type="float" office:value="0.576158940397351">
                <text:p>0.576158940397351</text:p>
                <draw:g>
                  <svg:desc>'Paraphrased-Requirements'.F34:'Paraphrased-Requirements'.F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51181102362205">
                <text:p>0.551181102362205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559686888454012">
                <text:p>0.559686888454012</text:p>
              </table:table-cell>
              <table:table-cell office:value-type="float" office:value="0.275862068965517">
                <text:p>0.275862068965517</text:p>
              </table:table-cell>
              <table:table-cell office:value-type="float" office:value="0.56953642384106">
                <text:p>0.569536423841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66929133858268">
                <text:p>0.566929133858268</text:p>
              </table:table-cell>
              <table:table-cell office:value-type="float" office:value="0.574074074074074">
                <text:p>0.574074074074074</text:p>
              </table:table-cell>
              <table:table-cell office:value-type="float" office:value="0.559686888454012">
                <text:p>0.559686888454012</text:p>
              </table:table-cell>
              <table:table-cell office:value-type="float" office:value="0.245614035087719">
                <text:p>0.245614035087719</text:p>
              </table:table-cell>
              <table:table-cell office:value-type="float" office:value="0.57516339869281">
                <text:p>0.575163398692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66929133858268">
                <text:p>0.566929133858268</text:p>
              </table:table-cell>
              <table:table-cell office:value-type="float" office:value="0.581818181818182">
                <text:p>0.581818181818182</text:p>
              </table:table-cell>
              <table:table-cell office:value-type="float" office:value="0.55859375">
                <text:p>0.55859375</text:p>
              </table:table-cell>
              <table:table-cell office:value-type="float" office:value="0.271186440677966">
                <text:p>0.271186440677966</text:p>
              </table:table-cell>
              <table:table-cell office:value-type="float" office:value="0.577049180327869">
                <text:p>0.5770491803278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46875">
                <text:p>0.546875</text:p>
              </table:table-cell>
              <table:table-cell office:value-type="float" office:value="0.581818181818182">
                <text:p>0.581818181818182</text:p>
              </table:table-cell>
              <table:table-cell office:value-type="float" office:value="0.553606237816764">
                <text:p>0.553606237816764</text:p>
              </table:table-cell>
              <table:table-cell office:value-type="float" office:value="0.271186440677966">
                <text:p>0.271186440677966</text:p>
              </table:table-cell>
              <table:table-cell office:value-type="float" office:value="0.565789473684211">
                <text:p>0.5657894736842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51181102362205">
                <text:p>0.551181102362205</text:p>
              </table:table-cell>
              <table:table-cell office:value-type="float" office:value="0.581818181818182">
                <text:p>0.581818181818182</text:p>
              </table:table-cell>
              <table:table-cell office:value-type="float" office:value="0.553606237816764">
                <text:p>0.553606237816764</text:p>
              </table:table-cell>
              <table:table-cell office:value-type="float" office:value="0.271186440677966">
                <text:p>0.271186440677966</text:p>
              </table:table-cell>
              <table:table-cell office:value-type="float" office:value="0.565789473684211">
                <text:p>0.5657894736842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